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4.307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35">
      <style:table-cell-properties fo:padding="0.071cm"/>
    </style:style>
  </office:automatic-styles>
  <office:body>
    <office:spreadsheet>
      <table:table table:name="An 13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Numéro de ligne</text:p>
          </table:table-cell>
          <table:table-cell table:style-name="ce1" office:value-type="string" calcext:value-type="string">
            <text:p>Nom opérateur/trice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Exportations/Importations</text:p>
          </table:table-cell>
          <table:table-cell table:style-name="ce1" office:value-type="string" calcext:value-type="string">
            <text:p>Pays d'origine</text:p>
          </table:table-cell>
          <table:table-cell table:style-name="ce1" office:value-type="string" calcext:value-type="string">
            <text:p>Familles de marchandises</text:p>
          </table:table-cell>
          <table:table-cell table:style-name="ce1" office:value-type="string" calcext:value-type="string">
            <text:p>Nom de la marchandise</text:p>
          </table:table-cell>
          <table:table-cell table:style-name="ce3" office:value-type="string" calcext:value-type="string">
            <text:p>Quantités marchandises</text:p>
          </table:table-cell>
          <table:table-cell table:style-name="ce1" office:value-type="string" calcext:value-type="string">
            <text:p>Remarques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420" calcext:value-type="float">
            <text:p>420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133" calcext:value-type="float">
            <text:p>2 133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5339" calcext:value-type="float">
            <text:p>15 339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30515" calcext:value-type="float">
            <text:p>30 515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64" calcext:value-type="float">
            <text:p>564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5986" calcext:value-type="float">
            <text:p>25 986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319627" calcext:value-type="float">
            <text:p>1 319 627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775" calcext:value-type="float">
            <text:p>1 775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 et citrons</text:p>
          </table:table-cell>
          <table:table-cell office:value-type="float" office:value="99354" calcext:value-type="float">
            <text:p>99 354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216927" calcext:value-type="float">
            <text:p>216 927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240513" calcext:value-type="float">
            <text:p>240 513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66111" calcext:value-type="float">
            <text:p>366 111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9466" calcext:value-type="float">
            <text:p>19 466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498456" calcext:value-type="float">
            <text:p>498 456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45120" calcext:value-type="float">
            <text:p>845 120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8418269" calcext:value-type="float">
            <text:p>8 418 269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36702" calcext:value-type="float">
            <text:p>36 702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9876" calcext:value-type="float">
            <text:p>9 876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33683" calcext:value-type="float">
            <text:p>33 683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780" calcext:value-type="float">
            <text:p>1 780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48802" calcext:value-type="float">
            <text:p>348 802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058039" calcext:value-type="float">
            <text:p>3 058 039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1518422" calcext:value-type="float">
            <text:p>11 518 422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650" calcext:value-type="float">
            <text:p>650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46077" calcext:value-type="float">
            <text:p>146 077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255874" calcext:value-type="float">
            <text:p>255 874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602857" calcext:value-type="float">
            <text:p>1 602 857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1160" calcext:value-type="float">
            <text:p>21 160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4800" calcext:value-type="float">
            <text:p>24 800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666576" calcext:value-type="float">
            <text:p>1 666 576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428946" calcext:value-type="float">
            <text:p>428 946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42720" calcext:value-type="float">
            <text:p>42 720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71500" calcext:value-type="float">
            <text:p>71 500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64562" calcext:value-type="float">
            <text:p>164 562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629680" calcext:value-type="float">
            <text:p>629 680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6993" calcext:value-type="float">
            <text:p>116 993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364508" calcext:value-type="float">
            <text:p>364 508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40072" calcext:value-type="float">
            <text:p>140 072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298" calcext:value-type="float">
            <text:p>1 298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065" calcext:value-type="float">
            <text:p>30 065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491120" calcext:value-type="float">
            <text:p>491 120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3099" calcext:value-type="float">
            <text:p>13 099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732979" calcext:value-type="float">
            <text:p>3 732 979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206075" calcext:value-type="float">
            <text:p>3 206 075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6425" calcext:value-type="float">
            <text:p>56 425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 et citrons</text:p>
          </table:table-cell>
          <table:table-cell office:value-type="float" office:value="60369" calcext:value-type="float">
            <text:p>60 369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497442" calcext:value-type="float">
            <text:p>497 442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405905" calcext:value-type="float">
            <text:p>405 905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5873" calcext:value-type="float">
            <text:p>35 873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79418" calcext:value-type="float">
            <text:p>179 418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28132" calcext:value-type="float">
            <text:p>328 132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3135599" calcext:value-type="float">
            <text:p>23 135 599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3040005" calcext:value-type="float">
            <text:p>23 040 005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73897" calcext:value-type="float">
            <text:p>273 897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8504" calcext:value-type="float">
            <text:p>8 504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2956" calcext:value-type="float">
            <text:p>2 956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001972" calcext:value-type="float">
            <text:p>2 001 972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33560" calcext:value-type="float">
            <text:p>133 560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64120" calcext:value-type="float">
            <text:p>264 120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44050" calcext:value-type="float">
            <text:p>44 050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5194" calcext:value-type="float">
            <text:p>5 194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579490" calcext:value-type="float">
            <text:p>579 490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120824" calcext:value-type="float">
            <text:p>5 120 824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72134" calcext:value-type="float">
            <text:p>272 134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988375" calcext:value-type="float">
            <text:p>3 988 375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176204" calcext:value-type="float">
            <text:p>176 204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99874" calcext:value-type="float">
            <text:p>99 874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34162" calcext:value-type="float">
            <text:p>34 162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704480" calcext:value-type="float">
            <text:p>1 704 480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892948" calcext:value-type="float">
            <text:p>892 948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495284" calcext:value-type="float">
            <text:p>495 284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2632978" calcext:value-type="float">
            <text:p>2 632 978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9360" calcext:value-type="float">
            <text:p>9 360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2268" calcext:value-type="float">
            <text:p>42 268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399651" calcext:value-type="float">
            <text:p>399 651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164560" calcext:value-type="float">
            <text:p>2 164 560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17941" calcext:value-type="float">
            <text:p>217 941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018235" calcext:value-type="float">
            <text:p>1 018 235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31229" calcext:value-type="float">
            <text:p>31 229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60735" calcext:value-type="float">
            <text:p>60 735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20990" calcext:value-type="float">
            <text:p>120 990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650888" calcext:value-type="float">
            <text:p>2 650 888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 et de lin</text:p>
          </table:table-cell>
          <table:table-cell office:value-type="float" office:value="1604753" calcext:value-type="float">
            <text:p>1 604 753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415981" calcext:value-type="float">
            <text:p>1 415 981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4381" calcext:value-type="float">
            <text:p>4 381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555" calcext:value-type="float">
            <text:p>5 555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7970" calcext:value-type="float">
            <text:p>7 970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657" calcext:value-type="float">
            <text:p>2 657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29114" calcext:value-type="float">
            <text:p>129 114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7081" calcext:value-type="float">
            <text:p>37 081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3990" calcext:value-type="float">
            <text:p>3 990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9215" calcext:value-type="float">
            <text:p>9 215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11759" calcext:value-type="float">
            <text:p>111 759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8376" calcext:value-type="float">
            <text:p>8 376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926067" calcext:value-type="float">
            <text:p>1 926 067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08428" calcext:value-type="float">
            <text:p>208 428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5126" calcext:value-type="float">
            <text:p>25 126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412" calcext:value-type="float">
            <text:p>1 412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910" calcext:value-type="float">
            <text:p>910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23654" calcext:value-type="float">
            <text:p>123 654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5611" calcext:value-type="float">
            <text:p>45 611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22224" calcext:value-type="float">
            <text:p>22 224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79355" calcext:value-type="float">
            <text:p>379 355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35483" calcext:value-type="float">
            <text:p>235 483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5670" calcext:value-type="float">
            <text:p>5 670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65868" calcext:value-type="float">
            <text:p>265 868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9408" calcext:value-type="float">
            <text:p>9 408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88000" calcext:value-type="float">
            <text:p>88 000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862384" calcext:value-type="float">
            <text:p>862 384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84666" calcext:value-type="float">
            <text:p>84 666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51361" calcext:value-type="float">
            <text:p>51 361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234980" calcext:value-type="float">
            <text:p>1 234 980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29232" calcext:value-type="float">
            <text:p>429 232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8795" calcext:value-type="float">
            <text:p>8 795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2784" calcext:value-type="float">
            <text:p>12 784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1961" calcext:value-type="float">
            <text:p>11 961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39865" calcext:value-type="float">
            <text:p>39 865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80822" calcext:value-type="float">
            <text:p>380 822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 et de lin</text:p>
          </table:table-cell>
          <table:table-cell office:value-type="float" office:value="111788" calcext:value-type="float">
            <text:p>111 788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9983" calcext:value-type="float">
            <text:p>49 983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7319" calcext:value-type="float">
            <text:p>17 319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4071" calcext:value-type="float">
            <text:p>24 071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4561" calcext:value-type="float">
            <text:p>4 561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4064" calcext:value-type="float">
            <text:p>34 064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2085220" calcext:value-type="float">
            <text:p>2 085 220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62947" calcext:value-type="float">
            <text:p>62 947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9621" calcext:value-type="float">
            <text:p>19 621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3093" calcext:value-type="float">
            <text:p>13 093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 et citrons</text:p>
          </table:table-cell>
          <table:table-cell office:value-type="float" office:value="7305" calcext:value-type="float">
            <text:p>7 305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554234" calcext:value-type="float">
            <text:p>554 234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73364" calcext:value-type="float">
            <text:p>73 364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4200" calcext:value-type="float">
            <text:p>14 200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18060" calcext:value-type="float">
            <text:p>118 060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322" calcext:value-type="float">
            <text:p>3 322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921193" calcext:value-type="float">
            <text:p>921 193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11729" calcext:value-type="float">
            <text:p>411 729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4760" calcext:value-type="float">
            <text:p>4 760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9705" calcext:value-type="float">
            <text:p>9 705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812" calcext:value-type="float">
            <text:p>812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44129" calcext:value-type="float">
            <text:p>44 129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8515" calcext:value-type="float">
            <text:p>8 515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6368" calcext:value-type="float">
            <text:p>6 368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9396" calcext:value-type="float">
            <text:p>9 396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25952" calcext:value-type="float">
            <text:p>25 952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413502" calcext:value-type="float">
            <text:p>413 502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496150" calcext:value-type="float">
            <text:p>3 496 150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329640" calcext:value-type="float">
            <text:p>2 329 640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1979761" calcext:value-type="float">
            <text:p>11 979 761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294" calcext:value-type="float">
            <text:p>294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221882" calcext:value-type="float">
            <text:p>221 882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490816" calcext:value-type="float">
            <text:p>2 490 816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937435" calcext:value-type="float">
            <text:p>1 937 435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73404" calcext:value-type="float">
            <text:p>73 404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5523" calcext:value-type="float">
            <text:p>5 523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211078" calcext:value-type="float">
            <text:p>211 078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58614" calcext:value-type="float">
            <text:p>158 614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67139" calcext:value-type="float">
            <text:p>167 139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601706" calcext:value-type="float">
            <text:p>601 706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41083" calcext:value-type="float">
            <text:p>41 083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72048" calcext:value-type="float">
            <text:p>172 048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7788" calcext:value-type="float">
            <text:p>7 788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0401" calcext:value-type="float">
            <text:p>10 401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263880" calcext:value-type="float">
            <text:p>263 880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55552" calcext:value-type="float">
            <text:p>255 552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 et de lin</text:p>
          </table:table-cell>
          <table:table-cell office:value-type="float" office:value="84296" calcext:value-type="float">
            <text:p>84 296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27948" calcext:value-type="float">
            <text:p>727 948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41489" calcext:value-type="float">
            <text:p>41 489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45770" calcext:value-type="float">
            <text:p>245 770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6799" calcext:value-type="float">
            <text:p>16 799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04" calcext:value-type="float">
            <text:p>504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139034" calcext:value-type="float">
            <text:p>139 034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17" calcext:value-type="float">
            <text:p>2 017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924334" calcext:value-type="float">
            <text:p>1 924 334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 et citrons</text:p>
          </table:table-cell>
          <table:table-cell office:value-type="float" office:value="1170" calcext:value-type="float">
            <text:p>1 170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05291" calcext:value-type="float">
            <text:p>105 291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48516" calcext:value-type="float">
            <text:p>48 516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3856" calcext:value-type="float">
            <text:p>3 856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42456" calcext:value-type="float">
            <text:p>142 456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2825" calcext:value-type="float">
            <text:p>72 825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6444" calcext:value-type="float">
            <text:p>6 444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661" calcext:value-type="float">
            <text:p>3 661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32817" calcext:value-type="float">
            <text:p>32 817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146" calcext:value-type="float">
            <text:p>1 146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2528" calcext:value-type="float">
            <text:p>22 528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658" calcext:value-type="float">
            <text:p>3 658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8316" calcext:value-type="float">
            <text:p>8 316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9794" calcext:value-type="float">
            <text:p>19 794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678" calcext:value-type="float">
            <text:p>3 678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197697" calcext:value-type="float">
            <text:p>2 197 697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9406" calcext:value-type="float">
            <text:p>19 406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121676" calcext:value-type="float">
            <text:p>1 121 676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8041" calcext:value-type="float">
            <text:p>8 041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535847" calcext:value-type="float">
            <text:p>535 847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36235" calcext:value-type="float">
            <text:p>236 235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12110" calcext:value-type="float">
            <text:p>12 110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11710" calcext:value-type="float">
            <text:p>11 710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46323" calcext:value-type="float">
            <text:p>46 323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7483" calcext:value-type="float">
            <text:p>7 483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61776" calcext:value-type="float">
            <text:p>61 776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443" calcext:value-type="float">
            <text:p>443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6719" calcext:value-type="float">
            <text:p>16 719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6712" calcext:value-type="float">
            <text:p>16 712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 et de lin</text:p>
          </table:table-cell>
          <table:table-cell office:value-type="float" office:value="2703" calcext:value-type="float">
            <text:p>2 703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1045" calcext:value-type="float">
            <text:p>201 045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922464" calcext:value-type="float">
            <text:p>922 464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6548" calcext:value-type="float">
            <text:p>16 548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593" calcext:value-type="float">
            <text:p>4 593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3148" calcext:value-type="float">
            <text:p>53 148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358" calcext:value-type="float">
            <text:p>4 358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849094" calcext:value-type="float">
            <text:p>3 849 094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 et citrons</text:p>
          </table:table-cell>
          <table:table-cell office:value-type="float" office:value="32580" calcext:value-type="float">
            <text:p>32 580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3414" calcext:value-type="float">
            <text:p>3 414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54760" calcext:value-type="float">
            <text:p>54 760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5206" calcext:value-type="float">
            <text:p>25 206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1596" calcext:value-type="float">
            <text:p>21 596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609435" calcext:value-type="float">
            <text:p>609 435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2564424" calcext:value-type="float">
            <text:p>22 564 424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4089678" calcext:value-type="float">
            <text:p>24 089 678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843180" calcext:value-type="float">
            <text:p>3 843 180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730" calcext:value-type="float">
            <text:p>1 730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545" calcext:value-type="float">
            <text:p>545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3620980" calcext:value-type="float">
            <text:p>3 620 980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43836" calcext:value-type="float">
            <text:p>143 836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09776" calcext:value-type="float">
            <text:p>109 776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2560" calcext:value-type="float">
            <text:p>2 560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80781" calcext:value-type="float">
            <text:p>80 781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2555085" calcext:value-type="float">
            <text:p>12 555 085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38441" calcext:value-type="float">
            <text:p>338 441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3128050" calcext:value-type="float">
            <text:p>3 128 050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112434" calcext:value-type="float">
            <text:p>1 112 434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60" calcext:value-type="float">
            <text:p>360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376371" calcext:value-type="float">
            <text:p>376 371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70080" calcext:value-type="float">
            <text:p>70 08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396268" calcext:value-type="float">
            <text:p>1 396 268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7137" calcext:value-type="float">
            <text:p>7 137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6756848" calcext:value-type="float">
            <text:p>16 756 848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8959" calcext:value-type="float">
            <text:p>208 959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915" calcext:value-type="float">
            <text:p>915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81" calcext:value-type="float">
            <text:p>281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065" calcext:value-type="float">
            <text:p>3 065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9540" calcext:value-type="float">
            <text:p>9 54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46118" calcext:value-type="float">
            <text:p>146 118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34142" calcext:value-type="float">
            <text:p>34 142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77360" calcext:value-type="float">
            <text:p>77 360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02696" calcext:value-type="float">
            <text:p>602 696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40657" calcext:value-type="float">
            <text:p>340 657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32268" calcext:value-type="float">
            <text:p>32 268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21230" calcext:value-type="float">
            <text:p>221 230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118745" calcext:value-type="float">
            <text:p>118 745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244102" calcext:value-type="float">
            <text:p>244 102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466" calcext:value-type="float">
            <text:p>4 466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6048" calcext:value-type="float">
            <text:p>16 048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2219" calcext:value-type="float">
            <text:p>2 219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3600" calcext:value-type="float">
            <text:p>33 600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51835" calcext:value-type="float">
            <text:p>51 835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 et de lin</text:p>
          </table:table-cell>
          <table:table-cell office:value-type="float" office:value="26472" calcext:value-type="float">
            <text:p>26 472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20" calcext:value-type="float">
            <text:p>42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2897" calcext:value-type="float">
            <text:p>52 897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675" calcext:value-type="float">
            <text:p>675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706878" calcext:value-type="float">
            <text:p>2 706 878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9833" calcext:value-type="float">
            <text:p>19 833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2576" calcext:value-type="float">
            <text:p>12 576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1331" calcext:value-type="float">
            <text:p>71 331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5775" calcext:value-type="float">
            <text:p>5 775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58923" calcext:value-type="float">
            <text:p>58 923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54580" calcext:value-type="float">
            <text:p>54 580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236683" calcext:value-type="float">
            <text:p>2 236 683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72670" calcext:value-type="float">
            <text:p>72 67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6744" calcext:value-type="float">
            <text:p>6 744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96002" calcext:value-type="float">
            <text:p>196 002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656" calcext:value-type="float">
            <text:p>656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779900" calcext:value-type="float">
            <text:p>779 900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560" calcext:value-type="float">
            <text:p>2 560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70960" calcext:value-type="float">
            <text:p>370 960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51156" calcext:value-type="float">
            <text:p>1 351 156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49164" calcext:value-type="float">
            <text:p>49 164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46800" calcext:value-type="float">
            <text:p>146 80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81100" calcext:value-type="float">
            <text:p>81 100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9713" calcext:value-type="float">
            <text:p>39 713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6305" calcext:value-type="float">
            <text:p>16 305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45824" calcext:value-type="float">
            <text:p>145 824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296749" calcext:value-type="float">
            <text:p>296 749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50041" calcext:value-type="float">
            <text:p>250 041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33872" calcext:value-type="float">
            <text:p>633 872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025" calcext:value-type="float">
            <text:p>2 025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4159" calcext:value-type="float">
            <text:p>14 159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775" calcext:value-type="float">
            <text:p>8 775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77178" calcext:value-type="float">
            <text:p>177 178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43741" calcext:value-type="float">
            <text:p>243 741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161082" calcext:value-type="float">
            <text:p>161 082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16052" calcext:value-type="float">
            <text:p>616 052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1580" calcext:value-type="float">
            <text:p>11 580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681" calcext:value-type="float">
            <text:p>1 681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28038" calcext:value-type="float">
            <text:p>28 038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277" calcext:value-type="float">
            <text:p>3 277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801" calcext:value-type="float">
            <text:p>3 801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072" calcext:value-type="float">
            <text:p>1 072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8502" calcext:value-type="float">
            <text:p>28 502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52733" calcext:value-type="float">
            <text:p>152 733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725" calcext:value-type="float">
            <text:p>725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626" calcext:value-type="float">
            <text:p>626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5127" calcext:value-type="float">
            <text:p>5 127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7878" calcext:value-type="float">
            <text:p>17 878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5340" calcext:value-type="float">
            <text:p>5 340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2457" calcext:value-type="float">
            <text:p>42 457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356" calcext:value-type="float">
            <text:p>1 356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428" calcext:value-type="float">
            <text:p>1 428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8972" calcext:value-type="float">
            <text:p>8 972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476267" calcext:value-type="float">
            <text:p>476 267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787874" calcext:value-type="float">
            <text:p>1 787 874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88663" calcext:value-type="float">
            <text:p>388 663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48381" calcext:value-type="float">
            <text:p>148 381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89509" calcext:value-type="float">
            <text:p>189 509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58155" calcext:value-type="float">
            <text:p>58 155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34100" calcext:value-type="float">
            <text:p>34 100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7586" calcext:value-type="float">
            <text:p>17 586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0848" calcext:value-type="float">
            <text:p>20 848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304436" calcext:value-type="float">
            <text:p>304 436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92430" calcext:value-type="float">
            <text:p>192 430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22866" calcext:value-type="float">
            <text:p>122 866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18463" calcext:value-type="float">
            <text:p>118 463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9329" calcext:value-type="float">
            <text:p>19 329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79879" calcext:value-type="float">
            <text:p>179 879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692" calcext:value-type="float">
            <text:p>692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6320" calcext:value-type="float">
            <text:p>36 32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3158" calcext:value-type="float">
            <text:p>13 158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08500" calcext:value-type="float">
            <text:p>408 50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7512" calcext:value-type="float">
            <text:p>57 512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98" calcext:value-type="float">
            <text:p>398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3253" calcext:value-type="float">
            <text:p>3 253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532" calcext:value-type="float">
            <text:p>532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07470" calcext:value-type="float">
            <text:p>107 470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123" calcext:value-type="float">
            <text:p>3 123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545" calcext:value-type="float">
            <text:p>1 545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3046" calcext:value-type="float">
            <text:p>3 046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918" calcext:value-type="float">
            <text:p>918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593" calcext:value-type="float">
            <text:p>4 593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4176" calcext:value-type="float">
            <text:p>14 176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3584" calcext:value-type="float">
            <text:p>3 584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55955" calcext:value-type="float">
            <text:p>55 955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704915" calcext:value-type="float">
            <text:p>704 915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56010" calcext:value-type="float">
            <text:p>56 01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946379" calcext:value-type="float">
            <text:p>946 379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395678" calcext:value-type="float">
            <text:p>395 678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049827" calcext:value-type="float">
            <text:p>1 049 827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9745" calcext:value-type="float">
            <text:p>39 745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259" calcext:value-type="float">
            <text:p>259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3245" calcext:value-type="float">
            <text:p>3 245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23068" calcext:value-type="float">
            <text:p>123 068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160" calcext:value-type="float">
            <text:p>2 16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561" calcext:value-type="float">
            <text:p>561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780" calcext:value-type="float">
            <text:p>78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4032" calcext:value-type="float">
            <text:p>4 032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9438" calcext:value-type="float">
            <text:p>19 438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 et de lin</text:p>
          </table:table-cell>
          <table:table-cell office:value-type="float" office:value="981" calcext:value-type="float">
            <text:p>981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1477" calcext:value-type="float">
            <text:p>21 477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275" calcext:value-type="float">
            <text:p>275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255" calcext:value-type="float">
            <text:p>2 255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1876" calcext:value-type="float">
            <text:p>11 876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78" calcext:value-type="float">
            <text:p>2 078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955" calcext:value-type="float">
            <text:p>955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247221" calcext:value-type="float">
            <text:p>247 221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908" calcext:value-type="float">
            <text:p>908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916" calcext:value-type="float">
            <text:p>1 916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66" calcext:value-type="float">
            <text:p>766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623028" calcext:value-type="float">
            <text:p>5 623 028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711" calcext:value-type="float">
            <text:p>711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185058" calcext:value-type="float">
            <text:p>4 185 058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69767" calcext:value-type="float">
            <text:p>69 767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7783" calcext:value-type="float">
            <text:p>17 783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7253" calcext:value-type="float">
            <text:p>47 253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16200" calcext:value-type="float">
            <text:p>116 20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19943" calcext:value-type="float">
            <text:p>119 943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470128" calcext:value-type="float">
            <text:p>470 128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4338004" calcext:value-type="float">
            <text:p>4 338 004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2250" calcext:value-type="float">
            <text:p>32 250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9690" calcext:value-type="float">
            <text:p>29 690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122" calcext:value-type="float">
            <text:p>2 122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884" calcext:value-type="float">
            <text:p>1 884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925" calcext:value-type="float">
            <text:p>1 925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46" calcext:value-type="float">
            <text:p>546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7323" calcext:value-type="float">
            <text:p>7 323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13200" calcext:value-type="float">
            <text:p>213 20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 et citrons</text:p>
          </table:table-cell>
          <table:table-cell office:value-type="float" office:value="29121" calcext:value-type="float">
            <text:p>29 121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298244" calcext:value-type="float">
            <text:p>298 244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626" calcext:value-type="float">
            <text:p>626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64" calcext:value-type="float">
            <text:p>364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7084" calcext:value-type="float">
            <text:p>17 084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14790" calcext:value-type="float">
            <text:p>614 79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963021" calcext:value-type="float">
            <text:p>963 021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71472" calcext:value-type="float">
            <text:p>71 472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68570" calcext:value-type="float">
            <text:p>268 57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17200" calcext:value-type="float">
            <text:p>17 200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007260" calcext:value-type="float">
            <text:p>2 007 260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895" calcext:value-type="float">
            <text:p>895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5556410" calcext:value-type="float">
            <text:p>5 556 410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61400" calcext:value-type="float">
            <text:p>161 400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7036" calcext:value-type="float">
            <text:p>37 036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650" calcext:value-type="float">
            <text:p>1 650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450" calcext:value-type="float">
            <text:p>2 45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3100" calcext:value-type="float">
            <text:p>53 1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63066" calcext:value-type="float">
            <text:p>163 066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990" calcext:value-type="float">
            <text:p>4 99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679" calcext:value-type="float">
            <text:p>679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555" calcext:value-type="float">
            <text:p>555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402" calcext:value-type="float">
            <text:p>4 402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714" calcext:value-type="float">
            <text:p>714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56850" calcext:value-type="float">
            <text:p>56 85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950" calcext:value-type="float">
            <text:p>950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68880" calcext:value-type="float">
            <text:p>68 88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66883" calcext:value-type="float">
            <text:p>66 883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45" calcext:value-type="float">
            <text:p>245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305" calcext:value-type="float">
            <text:p>305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72" calcext:value-type="float">
            <text:p>272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76532" calcext:value-type="float">
            <text:p>176 532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8450" calcext:value-type="float">
            <text:p>48 45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87960" calcext:value-type="float">
            <text:p>87 960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340" calcext:value-type="float">
            <text:p>20 340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7288" calcext:value-type="float">
            <text:p>107 288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2033155" calcext:value-type="float">
            <text:p>2 033 155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440" calcext:value-type="float">
            <text:p>5 44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25800" calcext:value-type="float">
            <text:p>25 80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34474" calcext:value-type="float">
            <text:p>734 474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296720" calcext:value-type="float">
            <text:p>296 72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0575" calcext:value-type="float">
            <text:p>10 575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5172" calcext:value-type="float">
            <text:p>15 172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43300" calcext:value-type="float">
            <text:p>43 30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37102" calcext:value-type="float">
            <text:p>37 102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14168" calcext:value-type="float">
            <text:p>414 168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 et de lin</text:p>
          </table:table-cell>
          <table:table-cell office:value-type="float" office:value="228408" calcext:value-type="float">
            <text:p>228 408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6124" calcext:value-type="float">
            <text:p>36 124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821" calcext:value-type="float">
            <text:p>821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510" calcext:value-type="float">
            <text:p>51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16" calcext:value-type="float">
            <text:p>216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 et citrons</text:p>
          </table:table-cell>
          <table:table-cell office:value-type="float" office:value="244593" calcext:value-type="float">
            <text:p>244 593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329824" calcext:value-type="float">
            <text:p>329 824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3505" calcext:value-type="float">
            <text:p>13 505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355" calcext:value-type="float">
            <text:p>1 355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318" calcext:value-type="float">
            <text:p>4 318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760140" calcext:value-type="float">
            <text:p>760 14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542275" calcext:value-type="float">
            <text:p>542 275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496185" calcext:value-type="float">
            <text:p>2 496 185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8980" calcext:value-type="float">
            <text:p>38 980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885" calcext:value-type="float">
            <text:p>885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47968" calcext:value-type="float">
            <text:p>47 968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3432" calcext:value-type="float">
            <text:p>43 432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918" calcext:value-type="float">
            <text:p>918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1223609" calcext:value-type="float">
            <text:p>21 223 609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49545" calcext:value-type="float">
            <text:p>149 545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970" calcext:value-type="float">
            <text:p>97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185748" calcext:value-type="float">
            <text:p>185 748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3762" calcext:value-type="float">
            <text:p>3 762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532944" calcext:value-type="float">
            <text:p>1 532 944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14794" calcext:value-type="float">
            <text:p>214 794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6060" calcext:value-type="float">
            <text:p>6 06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32568" calcext:value-type="float">
            <text:p>232 568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33503" calcext:value-type="float">
            <text:p>133 503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5620" calcext:value-type="float">
            <text:p>15 62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02948" calcext:value-type="float">
            <text:p>102 948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17884" calcext:value-type="float">
            <text:p>17 884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23410" calcext:value-type="float">
            <text:p>123 41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96182" calcext:value-type="float">
            <text:p>496 182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8390916" calcext:value-type="float">
            <text:p>8 390 916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81764" calcext:value-type="float">
            <text:p>281 764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 et citrons</text:p>
          </table:table-cell>
          <table:table-cell office:value-type="float" office:value="214609" calcext:value-type="float">
            <text:p>214 609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9472" calcext:value-type="float">
            <text:p>9 472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5654" calcext:value-type="float">
            <text:p>5 654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4154" calcext:value-type="float">
            <text:p>74 154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56961" calcext:value-type="float">
            <text:p>56 961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72525" calcext:value-type="float">
            <text:p>172 525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930590" calcext:value-type="float">
            <text:p>930 59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415" calcext:value-type="float">
            <text:p>415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273" calcext:value-type="float">
            <text:p>1 273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7092" calcext:value-type="float">
            <text:p>7 092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47412" calcext:value-type="float">
            <text:p>47 412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1424" calcext:value-type="float">
            <text:p>11 424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140" calcext:value-type="float">
            <text:p>1 14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5030" calcext:value-type="float">
            <text:p>5 03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615487" calcext:value-type="float">
            <text:p>615 487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72724" calcext:value-type="float">
            <text:p>572 724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388" calcext:value-type="float">
            <text:p>3 388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493348" calcext:value-type="float">
            <text:p>1 493 348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11405" calcext:value-type="float">
            <text:p>11 405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41470" calcext:value-type="float">
            <text:p>41 470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62680" calcext:value-type="float">
            <text:p>162 680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75197" calcext:value-type="float">
            <text:p>275 197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55987" calcext:value-type="float">
            <text:p>55 987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1140" calcext:value-type="float">
            <text:p>21 14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406" calcext:value-type="float">
            <text:p>4 406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65333" calcext:value-type="float">
            <text:p>65 333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41024" calcext:value-type="float">
            <text:p>241 024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6852449" calcext:value-type="float">
            <text:p>6 852 449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46043" calcext:value-type="float">
            <text:p>46 043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83031" calcext:value-type="float">
            <text:p>83 031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7359" calcext:value-type="float">
            <text:p>17 359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7522" calcext:value-type="float">
            <text:p>47 522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 et de lin</text:p>
          </table:table-cell>
          <table:table-cell office:value-type="float" office:value="660" calcext:value-type="float">
            <text:p>66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9769" calcext:value-type="float">
            <text:p>39 769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42527" calcext:value-type="float">
            <text:p>42 527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0031" calcext:value-type="float">
            <text:p>10 031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46178" calcext:value-type="float">
            <text:p>46 178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46" calcext:value-type="float">
            <text:p>246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42232" calcext:value-type="float">
            <text:p>442 232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83" calcext:value-type="float">
            <text:p>483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8955" calcext:value-type="float">
            <text:p>18 955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 et citrons</text:p>
          </table:table-cell>
          <table:table-cell office:value-type="float" office:value="18500" calcext:value-type="float">
            <text:p>18 50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3659" calcext:value-type="float">
            <text:p>13 659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1640" calcext:value-type="float">
            <text:p>21 64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348437" calcext:value-type="float">
            <text:p>348 437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12940" calcext:value-type="float">
            <text:p>612 94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515919" calcext:value-type="float">
            <text:p>515 919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9525" calcext:value-type="float">
            <text:p>29 525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545" calcext:value-type="float">
            <text:p>545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90782" calcext:value-type="float">
            <text:p>290 782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7191" calcext:value-type="float">
            <text:p>7 191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980" calcext:value-type="float">
            <text:p>98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202" calcext:value-type="float">
            <text:p>202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4717" calcext:value-type="float">
            <text:p>14 717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12690" calcext:value-type="float">
            <text:p>412 690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797" calcext:value-type="float">
            <text:p>797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4545" calcext:value-type="float">
            <text:p>24 545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51313" calcext:value-type="float">
            <text:p>151 313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 </text:p>
          </table:table-cell>
          <table:table-cell office:value-type="float" office:value="25975" calcext:value-type="float">
            <text:p>25 975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4688" calcext:value-type="float">
            <text:p>44 688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340890" calcext:value-type="float">
            <text:p>340 89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0984" calcext:value-type="float">
            <text:p>20 984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08241" calcext:value-type="float">
            <text:p>108 241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65175" calcext:value-type="float">
            <text:p>65 175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26068" calcext:value-type="float">
            <text:p>126 068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grasses et de lin</text:p>
          </table:table-cell>
          <table:table-cell office:value-type="float" office:value="112896" calcext:value-type="float">
            <text:p>112 896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0157" calcext:value-type="float">
            <text:p>30 157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5029903" calcext:value-type="float">
            <text:p>5 029 903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15780" calcext:value-type="float">
            <text:p>15 780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981740" calcext:value-type="float">
            <text:p>1 981 740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30557" calcext:value-type="float">
            <text:p>330 557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2694" calcext:value-type="float">
            <text:p>12 694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3354" calcext:value-type="float">
            <text:p>13 354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17910" calcext:value-type="float">
            <text:p>317 91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920" calcext:value-type="float">
            <text:p>92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720" calcext:value-type="float">
            <text:p>720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2590" calcext:value-type="float">
            <text:p>2 590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15910" calcext:value-type="float">
            <text:p>215 910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09659" calcext:value-type="float">
            <text:p>109 659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77326" calcext:value-type="float">
            <text:p>677 326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24348" calcext:value-type="float">
            <text:p>24 348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391876" calcext:value-type="float">
            <text:p>391 876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515" calcext:value-type="float">
            <text:p>515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5070" calcext:value-type="float">
            <text:p>5 07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63455" calcext:value-type="float">
            <text:p>263 455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77838" calcext:value-type="float">
            <text:p>277 838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146" calcext:value-type="float">
            <text:p>1 146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65486" calcext:value-type="float">
            <text:p>65 486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461589" calcext:value-type="float">
            <text:p>461 589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663" calcext:value-type="float">
            <text:p>1 663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189015" calcext:value-type="float">
            <text:p>189 015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4280" calcext:value-type="float">
            <text:p>4 280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4437" calcext:value-type="float">
            <text:p>4 437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6500" calcext:value-type="float">
            <text:p>16 50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558" calcext:value-type="float">
            <text:p>558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61088" calcext:value-type="float">
            <text:p>261 088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4824900" calcext:value-type="float">
            <text:p>4 824 900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696" calcext:value-type="float">
            <text:p>696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21706" calcext:value-type="float">
            <text:p>121 706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24097" calcext:value-type="float">
            <text:p>24 097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917631" calcext:value-type="float">
            <text:p>917 631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781770" calcext:value-type="float">
            <text:p>781 770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62450" calcext:value-type="float">
            <text:p>562 45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79314" calcext:value-type="float">
            <text:p>79 314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815815" calcext:value-type="float">
            <text:p>815 815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080510" calcext:value-type="float">
            <text:p>1 080 510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4632" calcext:value-type="float">
            <text:p>4 632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429798" calcext:value-type="float">
            <text:p>1 429 798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70053" calcext:value-type="float">
            <text:p>70 053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941729" calcext:value-type="float">
            <text:p>941 729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390377" calcext:value-type="float">
            <text:p>390 377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6349" calcext:value-type="float">
            <text:p>26 349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14720" calcext:value-type="float">
            <text:p>14 72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2058" calcext:value-type="float">
            <text:p>2 058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42888" calcext:value-type="float">
            <text:p>42 888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57318" calcext:value-type="float">
            <text:p>157 318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9579943" calcext:value-type="float">
            <text:p>19 579 943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38211" calcext:value-type="float">
            <text:p>38 211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31044" calcext:value-type="float">
            <text:p>131 044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78790" calcext:value-type="float">
            <text:p>78 79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2295" calcext:value-type="float">
            <text:p>12 295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2512" calcext:value-type="float">
            <text:p>2 512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7396" calcext:value-type="float">
            <text:p>7 396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48950" calcext:value-type="float">
            <text:p>48 950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0835" calcext:value-type="float">
            <text:p>10 835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73173" calcext:value-type="float">
            <text:p>173 173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81655" calcext:value-type="float">
            <text:p>181 655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59557" calcext:value-type="float">
            <text:p>59 557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9740" calcext:value-type="float">
            <text:p>19 740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53857" calcext:value-type="float">
            <text:p>153 857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12211" calcext:value-type="float">
            <text:p>12 211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61689" calcext:value-type="float">
            <text:p>61 689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154515" calcext:value-type="float">
            <text:p>1 154 515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51825" calcext:value-type="float">
            <text:p>51 825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56640" calcext:value-type="float">
            <text:p>56 64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28255" calcext:value-type="float">
            <text:p>28 255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31665" calcext:value-type="float">
            <text:p>31 665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705" calcext:value-type="float">
            <text:p>705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0386" calcext:value-type="float">
            <text:p>50 386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2672" calcext:value-type="float">
            <text:p>12 672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6008" calcext:value-type="float">
            <text:p>46 008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0810" calcext:value-type="float">
            <text:p>10 81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41272" calcext:value-type="float">
            <text:p>41 272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32980" calcext:value-type="float">
            <text:p>32 980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16369" calcext:value-type="float">
            <text:p>116 369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58404" calcext:value-type="float">
            <text:p>58 404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4187" calcext:value-type="float">
            <text:p>4 187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47992" calcext:value-type="float">
            <text:p>47 992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936362" calcext:value-type="float">
            <text:p>2 936 362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038" calcext:value-type="float">
            <text:p>2 038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4911" calcext:value-type="float">
            <text:p>4 911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89784" calcext:value-type="float">
            <text:p>89 784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62" calcext:value-type="float">
            <text:p>362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5452" calcext:value-type="float">
            <text:p>5 452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8104" calcext:value-type="float">
            <text:p>8 104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918" calcext:value-type="float">
            <text:p>2 918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4404" calcext:value-type="float">
            <text:p>4 404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2002" calcext:value-type="float">
            <text:p>12 002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1298" calcext:value-type="float">
            <text:p>1 298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64103" calcext:value-type="float">
            <text:p>164 103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371870" calcext:value-type="float">
            <text:p>1 371 870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978" calcext:value-type="float">
            <text:p>978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1680" calcext:value-type="float">
            <text:p>11 680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136" calcext:value-type="float">
            <text:p>3 136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93477" calcext:value-type="float">
            <text:p>93 477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608290" calcext:value-type="float">
            <text:p>608 290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93893" calcext:value-type="float">
            <text:p>93 893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22174" calcext:value-type="float">
            <text:p>122 174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54607" calcext:value-type="float">
            <text:p>554 607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428298" calcext:value-type="float">
            <text:p>428 298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720" calcext:value-type="float">
            <text:p>720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3126" calcext:value-type="float">
            <text:p>3 126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146288" calcext:value-type="float">
            <text:p>1 146 288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307046" calcext:value-type="float">
            <text:p>307 046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027652" calcext:value-type="float">
            <text:p>1 027 652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63708" calcext:value-type="float">
            <text:p>63 708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0386" calcext:value-type="float">
            <text:p>20 386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42703" calcext:value-type="float">
            <text:p>42 703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157071" calcext:value-type="float">
            <text:p>157 071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990" calcext:value-type="float">
            <text:p>990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37688" calcext:value-type="float">
            <text:p>37 688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11096" calcext:value-type="float">
            <text:p>11 096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3161460" calcext:value-type="float">
            <text:p>3 161 460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267876" calcext:value-type="float">
            <text:p>1 267 876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5323644" calcext:value-type="float">
            <text:p>15 323 644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20736" calcext:value-type="float">
            <text:p>220 736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667337" calcext:value-type="float">
            <text:p>667 337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2681214" calcext:value-type="float">
            <text:p>2 681 214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2081" calcext:value-type="float">
            <text:p>12 081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1196" calcext:value-type="float">
            <text:p>1 196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735791" calcext:value-type="float">
            <text:p>735 791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75934" calcext:value-type="float">
            <text:p>75 934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50758" calcext:value-type="float">
            <text:p>50 758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71937" calcext:value-type="float">
            <text:p>271 937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12696" calcext:value-type="float">
            <text:p>212 696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115391" calcext:value-type="float">
            <text:p>115 391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45105" calcext:value-type="float">
            <text:p>45 105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575" calcext:value-type="float">
            <text:p>575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54831" calcext:value-type="float">
            <text:p>54 831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46217" calcext:value-type="float">
            <text:p>46 217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44569" calcext:value-type="float">
            <text:p>244 569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143521" calcext:value-type="float">
            <text:p>1 143 521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482580" calcext:value-type="float">
            <text:p>482 580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4482" calcext:value-type="float">
            <text:p>4 482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6510" calcext:value-type="float">
            <text:p>36 510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2938" calcext:value-type="float">
            <text:p>2 938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17971" calcext:value-type="float">
            <text:p>17 971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22714" calcext:value-type="float">
            <text:p>122 714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3508" calcext:value-type="float">
            <text:p>3 508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11114" calcext:value-type="float">
            <text:p>211 114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872404" calcext:value-type="float">
            <text:p>872 404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752" calcext:value-type="float">
            <text:p>752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57661" calcext:value-type="float">
            <text:p>57 661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5779" calcext:value-type="float">
            <text:p>5 779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78239" calcext:value-type="float">
            <text:p>78 239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368" calcext:value-type="float">
            <text:p>368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58" calcext:value-type="float">
            <text:p>258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96825" calcext:value-type="float">
            <text:p>96 825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26819" calcext:value-type="float">
            <text:p>26 819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9812" calcext:value-type="float">
            <text:p>9 812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56401" calcext:value-type="float">
            <text:p>56 401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864852" calcext:value-type="float">
            <text:p>1 864 852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9946473" calcext:value-type="float">
            <text:p>9 946 473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63890" calcext:value-type="float">
            <text:p>163 89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73135" calcext:value-type="float">
            <text:p>73 135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316488" calcext:value-type="float">
            <text:p>316 488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725" calcext:value-type="float">
            <text:p>725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960" calcext:value-type="float">
            <text:p>960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39977" calcext:value-type="float">
            <text:p>39 977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54789" calcext:value-type="float">
            <text:p>54 789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3170" calcext:value-type="float">
            <text:p>13 170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31754" calcext:value-type="float">
            <text:p>31 754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88286" calcext:value-type="float">
            <text:p>88 286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17991" calcext:value-type="float">
            <text:p>17 991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9855" calcext:value-type="float">
            <text:p>9 855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741" calcext:value-type="float">
            <text:p>1 741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2281" calcext:value-type="float">
            <text:p>22 281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13030" calcext:value-type="float">
            <text:p>213 030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2636760" calcext:value-type="float">
            <text:p>2 636 76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839976" calcext:value-type="float">
            <text:p>839 976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660" calcext:value-type="float">
            <text:p>3 660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864" calcext:value-type="float">
            <text:p>864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820" calcext:value-type="float">
            <text:p>5 820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55440" calcext:value-type="float">
            <text:p>55 440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7434" calcext:value-type="float">
            <text:p>7 434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0790" calcext:value-type="float">
            <text:p>20 790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112" calcext:value-type="float">
            <text:p>1 112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6289748" calcext:value-type="float">
            <text:p>6 289 748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4034" calcext:value-type="float">
            <text:p>14 034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474054" calcext:value-type="float">
            <text:p>474 054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618" calcext:value-type="float">
            <text:p>618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0423" calcext:value-type="float">
            <text:p>10 423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760" calcext:value-type="float">
            <text:p>760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5325" calcext:value-type="float">
            <text:p>5 325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930" calcext:value-type="float">
            <text:p>930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52298" calcext:value-type="float">
            <text:p>52 298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7611" calcext:value-type="float">
            <text:p>17 611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5044" calcext:value-type="float">
            <text:p>35 044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34836" calcext:value-type="float">
            <text:p>334 836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3920" calcext:value-type="float">
            <text:p>33 92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22826" calcext:value-type="float">
            <text:p>22 826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61401" calcext:value-type="float">
            <text:p>61 401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1749" calcext:value-type="float">
            <text:p>31 749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3342" calcext:value-type="float">
            <text:p>3 342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69841" calcext:value-type="float">
            <text:p>69 841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60376" calcext:value-type="float">
            <text:p>60 376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340" calcext:value-type="float">
            <text:p>340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6457" calcext:value-type="float">
            <text:p>56 457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10585" calcext:value-type="float">
            <text:p>210 585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3545" calcext:value-type="float">
            <text:p>13 545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77701" calcext:value-type="float">
            <text:p>77 701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32020" calcext:value-type="float">
            <text:p>132 020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87690" calcext:value-type="float">
            <text:p>87 690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7380" calcext:value-type="float">
            <text:p>37 380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046" calcext:value-type="float">
            <text:p>1 046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448" calcext:value-type="float">
            <text:p>448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510" calcext:value-type="float">
            <text:p>510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560" calcext:value-type="float">
            <text:p>2 560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834" calcext:value-type="float">
            <text:p>834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1532" calcext:value-type="float">
            <text:p>11 532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81527" calcext:value-type="float">
            <text:p>81 527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83800" calcext:value-type="float">
            <text:p>83 800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191" calcext:value-type="float">
            <text:p>5 191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4340" calcext:value-type="float">
            <text:p>34 340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255272" calcext:value-type="float">
            <text:p>1 255 272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2017" calcext:value-type="float">
            <text:p>22 017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72930" calcext:value-type="float">
            <text:p>72 930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22253" calcext:value-type="float">
            <text:p>22 253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0661" calcext:value-type="float">
            <text:p>30 661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285718" calcext:value-type="float">
            <text:p>285 718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34198" calcext:value-type="float">
            <text:p>134 198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59712" calcext:value-type="float">
            <text:p>159 712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5945" calcext:value-type="float">
            <text:p>5 945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2950" calcext:value-type="float">
            <text:p>2 950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1707" calcext:value-type="float">
            <text:p>11 707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3950" calcext:value-type="float">
            <text:p>3 95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60660" calcext:value-type="float">
            <text:p>60 66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50294" calcext:value-type="float">
            <text:p>50 294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8666" calcext:value-type="float">
            <text:p>8 666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7720" calcext:value-type="float">
            <text:p>7 720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7461" calcext:value-type="float">
            <text:p>27 461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213" calcext:value-type="float">
            <text:p>213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781" calcext:value-type="float">
            <text:p>1 781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2565" calcext:value-type="float">
            <text:p>2 565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965" calcext:value-type="float">
            <text:p>965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0397" calcext:value-type="float">
            <text:p>20 397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527" calcext:value-type="float">
            <text:p>2 527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034" calcext:value-type="float">
            <text:p>1 034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540" calcext:value-type="float">
            <text:p>2 540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83084" calcext:value-type="float">
            <text:p>183 084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2615" calcext:value-type="float">
            <text:p>12 615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27804" calcext:value-type="float">
            <text:p>27 804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952" calcext:value-type="float">
            <text:p>952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3761" calcext:value-type="float">
            <text:p>13 761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9230" calcext:value-type="float">
            <text:p>19 230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21860" calcext:value-type="float">
            <text:p>21 860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33480" calcext:value-type="float">
            <text:p>33 480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24408" calcext:value-type="float">
            <text:p>124 408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167" calcext:value-type="float">
            <text:p>1 167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9202" calcext:value-type="float">
            <text:p>69 202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37115" calcext:value-type="float">
            <text:p>37 115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4768" calcext:value-type="float">
            <text:p>4 768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253776" calcext:value-type="float">
            <text:p>253 776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9473" calcext:value-type="float">
            <text:p>19 473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56244" calcext:value-type="float">
            <text:p>56 244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077673" calcext:value-type="float">
            <text:p>1 077 673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414" calcext:value-type="float">
            <text:p>414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62319" calcext:value-type="float">
            <text:p>62 319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33761" calcext:value-type="float">
            <text:p>33 761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59586" calcext:value-type="float">
            <text:p>59 586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29850" calcext:value-type="float">
            <text:p>29 850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851" calcext:value-type="float">
            <text:p>851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87519" calcext:value-type="float">
            <text:p>87 519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32685" calcext:value-type="float">
            <text:p>32 685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43034" calcext:value-type="float">
            <text:p>43 034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516" calcext:value-type="float">
            <text:p>516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34991" calcext:value-type="float">
            <text:p>34 991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850" calcext:value-type="float">
            <text:p>850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8120" calcext:value-type="float">
            <text:p>18 12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3395" calcext:value-type="float">
            <text:p>3 395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54898" calcext:value-type="float">
            <text:p>54 898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56574" calcext:value-type="float">
            <text:p>256 574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6120" calcext:value-type="float">
            <text:p>6 120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6960" calcext:value-type="float">
            <text:p>36 96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2578" calcext:value-type="float">
            <text:p>32 578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56100" calcext:value-type="float">
            <text:p>256 100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433325" calcext:value-type="float">
            <text:p>433 325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12860" calcext:value-type="float">
            <text:p>212 86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3160" calcext:value-type="float">
            <text:p>23 16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4234" calcext:value-type="float">
            <text:p>14 234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566" calcext:value-type="float">
            <text:p>3 566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73134" calcext:value-type="float">
            <text:p>73 134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6997" calcext:value-type="float">
            <text:p>6 997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1987" calcext:value-type="float">
            <text:p>1 987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8250" calcext:value-type="float">
            <text:p>8 250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29628" calcext:value-type="float">
            <text:p>229 628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39883" calcext:value-type="float">
            <text:p>139 883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5616" calcext:value-type="float">
            <text:p>15 616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80135" calcext:value-type="float">
            <text:p>180 135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875" calcext:value-type="float">
            <text:p>2 875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44" calcext:value-type="float">
            <text:p>244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680" calcext:value-type="float">
            <text:p>680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7678" calcext:value-type="float">
            <text:p>27 678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9955" calcext:value-type="float">
            <text:p>19 955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5924" calcext:value-type="float">
            <text:p>5 924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025" calcext:value-type="float">
            <text:p>1 025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3560" calcext:value-type="float">
            <text:p>3 56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3420" calcext:value-type="float">
            <text:p>3 420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5467" calcext:value-type="float">
            <text:p>5 467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98570" calcext:value-type="float">
            <text:p>98 570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2995" calcext:value-type="float">
            <text:p>42 995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6468" calcext:value-type="float">
            <text:p>6 468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63440" calcext:value-type="float">
            <text:p>63 440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85" calcext:value-type="float">
            <text:p>285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2325" calcext:value-type="float">
            <text:p>12 325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234" calcext:value-type="float">
            <text:p>234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107" calcext:value-type="float">
            <text:p>6 107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48" calcext:value-type="float">
            <text:p>248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7500" calcext:value-type="float">
            <text:p>27 500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533" calcext:value-type="float">
            <text:p>1 533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150" calcext:value-type="float">
            <text:p>1 150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640" calcext:value-type="float">
            <text:p>1 640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40" calcext:value-type="float">
            <text:p>240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660" calcext:value-type="float">
            <text:p>660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98292" calcext:value-type="float">
            <text:p>198 292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5872" calcext:value-type="float">
            <text:p>5 872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8835" calcext:value-type="float">
            <text:p>8 835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360" calcext:value-type="float">
            <text:p>1 360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7284" calcext:value-type="float">
            <text:p>27 284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468840" calcext:value-type="float">
            <text:p>468 840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4906" calcext:value-type="float">
            <text:p>64 906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7073" calcext:value-type="float">
            <text:p>7 073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1670" calcext:value-type="float">
            <text:p>1 670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950" calcext:value-type="float">
            <text:p>950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680" calcext:value-type="float">
            <text:p>1 680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52" calcext:value-type="float">
            <text:p>252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80004" calcext:value-type="float">
            <text:p>180 004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718676" calcext:value-type="float">
            <text:p>718 676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73" calcext:value-type="float">
            <text:p>273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540" calcext:value-type="float">
            <text:p>540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696480" calcext:value-type="float">
            <text:p>696 480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3108" calcext:value-type="float">
            <text:p>3 108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1240" calcext:value-type="float">
            <text:p>21 240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2318" calcext:value-type="float">
            <text:p>32 318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58590" calcext:value-type="float">
            <text:p>58 590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466" calcext:value-type="float">
            <text:p>466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2659" calcext:value-type="float">
            <text:p>52 659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92493" calcext:value-type="float">
            <text:p>92 493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1184" calcext:value-type="float">
            <text:p>61 184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1320" calcext:value-type="float">
            <text:p>1 320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13220" calcext:value-type="float">
            <text:p>13 220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6686" calcext:value-type="float">
            <text:p>6 686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25764" calcext:value-type="float">
            <text:p>125 764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187" calcext:value-type="float">
            <text:p>2 187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27807" calcext:value-type="float">
            <text:p>127 807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29224" calcext:value-type="float">
            <text:p>29 224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48496" calcext:value-type="float">
            <text:p>48 496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18198" calcext:value-type="float">
            <text:p>18 198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15354" calcext:value-type="float">
            <text:p>15 354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525" calcext:value-type="float">
            <text:p>2 525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923" calcext:value-type="float">
            <text:p>923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25096" calcext:value-type="float">
            <text:p>125 096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4782" calcext:value-type="float">
            <text:p>34 782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32944" calcext:value-type="float">
            <text:p>32 944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51421" calcext:value-type="float">
            <text:p>51 421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2392" calcext:value-type="float">
            <text:p>2 392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12052" calcext:value-type="float">
            <text:p>112 052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6661" calcext:value-type="float">
            <text:p>6 661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24959" calcext:value-type="float">
            <text:p>24 959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3921" calcext:value-type="float">
            <text:p>13 921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524" calcext:value-type="float">
            <text:p>524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5356" calcext:value-type="float">
            <text:p>15 356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6294" calcext:value-type="float">
            <text:p>6 294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8256" calcext:value-type="float">
            <text:p>8 256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7191" calcext:value-type="float">
            <text:p>7 191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7236" calcext:value-type="float">
            <text:p>7 236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305" calcext:value-type="float">
            <text:p>1 305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5914" calcext:value-type="float">
            <text:p>5 914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759787" calcext:value-type="float">
            <text:p>759 787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8421" calcext:value-type="float">
            <text:p>28 421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8427" calcext:value-type="float">
            <text:p>38 427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11740" calcext:value-type="float">
            <text:p>111 740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54313" calcext:value-type="float">
            <text:p>54 313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411" calcext:value-type="float">
            <text:p>1 411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562519" calcext:value-type="float">
            <text:p>562 519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1877" calcext:value-type="float">
            <text:p>21 877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36842" calcext:value-type="float">
            <text:p>36 842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784" calcext:value-type="float">
            <text:p>1 784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4464" calcext:value-type="float">
            <text:p>4 464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4803" calcext:value-type="float">
            <text:p>14 803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540" calcext:value-type="float">
            <text:p>1 540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272" calcext:value-type="float">
            <text:p>1 272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420" calcext:value-type="float">
            <text:p>420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3410" calcext:value-type="float">
            <text:p>13 410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023" calcext:value-type="float">
            <text:p>2 023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967819" calcext:value-type="float">
            <text:p>967 819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85648" calcext:value-type="float">
            <text:p>285 648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2376" calcext:value-type="float">
            <text:p>2 376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445386" calcext:value-type="float">
            <text:p>445 386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44081" calcext:value-type="float">
            <text:p>144 081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249152" calcext:value-type="float">
            <text:p>249 152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23922" calcext:value-type="float">
            <text:p>123 922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45992124" calcext:value-type="float">
            <text:p>45 992 124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7092" calcext:value-type="float">
            <text:p>7 092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9819" calcext:value-type="float">
            <text:p>59 819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7755" calcext:value-type="float">
            <text:p>7 755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42327" calcext:value-type="float">
            <text:p>42 327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5208" calcext:value-type="float">
            <text:p>5 208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8853" calcext:value-type="float">
            <text:p>8 853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2313" calcext:value-type="float">
            <text:p>2 313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18794" calcext:value-type="float">
            <text:p>418 794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12915" calcext:value-type="float">
            <text:p>612 915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36684" calcext:value-type="float">
            <text:p>36 684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53802" calcext:value-type="float">
            <text:p>153 802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2137752" calcext:value-type="float">
            <text:p>2 137 752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8884" calcext:value-type="float">
            <text:p>18 884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7827" calcext:value-type="float">
            <text:p>7 827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0042" calcext:value-type="float">
            <text:p>10 042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56044" calcext:value-type="float">
            <text:p>156 044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590" calcext:value-type="float">
            <text:p>590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1136" calcext:value-type="float">
            <text:p>11 136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78488" calcext:value-type="float">
            <text:p>78 488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4878" calcext:value-type="float">
            <text:p>14 878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5172" calcext:value-type="float">
            <text:p>15 172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397" calcext:value-type="float">
            <text:p>1 397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8911" calcext:value-type="float">
            <text:p>8 911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822" calcext:value-type="float">
            <text:p>1 822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6350" calcext:value-type="float">
            <text:p>6 350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87182" calcext:value-type="float">
            <text:p>87 182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43535" calcext:value-type="float">
            <text:p>143 535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69321" calcext:value-type="float">
            <text:p>69 321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21461" calcext:value-type="float">
            <text:p>121 461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7927641" calcext:value-type="float">
            <text:p>7 927 641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3005" calcext:value-type="float">
            <text:p>43 005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920" calcext:value-type="float">
            <text:p>3 920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5274" calcext:value-type="float">
            <text:p>5 274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03784" calcext:value-type="float">
            <text:p>103 784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0911" calcext:value-type="float">
            <text:p>80 911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83049" calcext:value-type="float">
            <text:p>83 049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31143" calcext:value-type="float">
            <text:p>31 143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86970" calcext:value-type="float">
            <text:p>86 970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6505" calcext:value-type="float">
            <text:p>16 505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2768" calcext:value-type="float">
            <text:p>12 768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40124" calcext:value-type="float">
            <text:p>40 124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04744" calcext:value-type="float">
            <text:p>104 744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205055" calcext:value-type="float">
            <text:p>1 205 055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4831" calcext:value-type="float">
            <text:p>4 831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357" calcext:value-type="float">
            <text:p>4 357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5664" calcext:value-type="float">
            <text:p>5 664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327" calcext:value-type="float">
            <text:p>327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462" calcext:value-type="float">
            <text:p>1 462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6065" calcext:value-type="float">
            <text:p>16 065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0178" calcext:value-type="float">
            <text:p>10 178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8450" calcext:value-type="float">
            <text:p>8 450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740" calcext:value-type="float">
            <text:p>740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66" calcext:value-type="float">
            <text:p>466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73512" calcext:value-type="float">
            <text:p>73 512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4428" calcext:value-type="float">
            <text:p>4 428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16941" calcext:value-type="float">
            <text:p>16 941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010" calcext:value-type="float">
            <text:p>4 010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51396" calcext:value-type="float">
            <text:p>51 396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960" calcext:value-type="float">
            <text:p>1 960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2569" calcext:value-type="float">
            <text:p>12 569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32346" calcext:value-type="float">
            <text:p>232 346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2624" calcext:value-type="float">
            <text:p>2 624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6871" calcext:value-type="float">
            <text:p>6 871 <text:s text:c="2"/></text:p>
          </table:table-cell>
          <table:table-cell table:number-columns-repeated="1016"/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540" calcext:value-type="float">
            <text:p>2 540 <text:s text:c="2"/></text:p>
          </table:table-cell>
          <table:table-cell table:number-columns-repeated="1016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540" calcext:value-type="float">
            <text:p>3 540 <text:s text:c="2"/></text:p>
          </table:table-cell>
          <table:table-cell table:number-columns-repeated="1016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840" calcext:value-type="float">
            <text:p>840 <text:s text:c="2"/></text:p>
          </table:table-cell>
          <table:table-cell table:number-columns-repeated="1016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7268" calcext:value-type="float">
            <text:p>7 268 <text:s text:c="2"/></text:p>
          </table:table-cell>
          <table:table-cell table:number-columns-repeated="1016"/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369" calcext:value-type="float">
            <text:p>2 369 <text:s text:c="2"/></text:p>
          </table:table-cell>
          <table:table-cell table:number-columns-repeated="1016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732" calcext:value-type="float">
            <text:p>1 732 <text:s text:c="2"/></text:p>
          </table:table-cell>
          <table:table-cell table:number-columns-repeated="1016"/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926" calcext:value-type="float">
            <text:p>926 <text:s text:c="2"/></text:p>
          </table:table-cell>
          <table:table-cell table:number-columns-repeated="1016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81001" calcext:value-type="float">
            <text:p>81 001 <text:s text:c="2"/></text:p>
          </table:table-cell>
          <table:table-cell table:number-columns-repeated="1016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4965" calcext:value-type="float">
            <text:p>14 965 <text:s text:c="2"/></text:p>
          </table:table-cell>
          <table:table-cell table:number-columns-repeated="1016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85520" calcext:value-type="float">
            <text:p>85 520 <text:s text:c="2"/></text:p>
          </table:table-cell>
          <table:table-cell table:number-columns-repeated="1016"/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5362" calcext:value-type="float">
            <text:p>5 362 <text:s text:c="2"/></text:p>
          </table:table-cell>
          <table:table-cell table:number-columns-repeated="1016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0929" calcext:value-type="float">
            <text:p>30 929 <text:s text:c="2"/></text:p>
          </table:table-cell>
          <table:table-cell table:number-columns-repeated="1016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35530" calcext:value-type="float">
            <text:p>335 530 <text:s text:c="2"/></text:p>
          </table:table-cell>
          <table:table-cell table:number-columns-repeated="1016"/>
        </table:table-row>
        <table:table-row table:style-name="ro2">
          <table:table-cell office:value-type="float" office:value="1058" calcext:value-type="float">
            <text:p>10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5686" calcext:value-type="float">
            <text:p>5 686 <text:s text:c="2"/></text:p>
          </table:table-cell>
          <table:table-cell table:number-columns-repeated="1016"/>
        </table:table-row>
        <table:table-row table:style-name="ro2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341" calcext:value-type="float">
            <text:p>2 341 <text:s text:c="2"/></text:p>
          </table:table-cell>
          <table:table-cell table:number-columns-repeated="1016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843766" calcext:value-type="float">
            <text:p>843 766 <text:s text:c="2"/></text:p>
          </table:table-cell>
          <table:table-cell table:number-columns-repeated="1016"/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154123" calcext:value-type="float">
            <text:p>154 123 <text:s text:c="2"/></text:p>
          </table:table-cell>
          <table:table-cell table:number-columns-repeated="1016"/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1911" calcext:value-type="float">
            <text:p>11 911 <text:s text:c="2"/></text:p>
          </table:table-cell>
          <table:table-cell table:number-columns-repeated="1016"/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5691" calcext:value-type="float">
            <text:p>35 691 <text:s text:c="2"/></text:p>
          </table:table-cell>
          <table:table-cell table:number-columns-repeated="1016"/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649" calcext:value-type="float">
            <text:p>1 649 <text:s text:c="2"/></text:p>
          </table:table-cell>
          <table:table-cell table:number-columns-repeated="1016"/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5130" calcext:value-type="float">
            <text:p>5 130 <text:s text:c="2"/></text:p>
          </table:table-cell>
          <table:table-cell table:number-columns-repeated="1016"/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234" calcext:value-type="float">
            <text:p>1 234 <text:s text:c="2"/></text:p>
          </table:table-cell>
          <table:table-cell table:number-columns-repeated="1016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63" calcext:value-type="float">
            <text:p>363 <text:s text:c="2"/></text:p>
          </table:table-cell>
          <table:table-cell table:number-columns-repeated="1016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8900" calcext:value-type="float">
            <text:p>8 900 <text:s text:c="2"/></text:p>
          </table:table-cell>
          <table:table-cell table:number-columns-repeated="1016"/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910" calcext:value-type="float">
            <text:p>910 <text:s text:c="2"/></text:p>
          </table:table-cell>
          <table:table-cell table:number-columns-repeated="1016"/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637" calcext:value-type="float">
            <text:p>5 637 <text:s text:c="2"/></text:p>
          </table:table-cell>
          <table:table-cell table:number-columns-repeated="1016"/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2267" calcext:value-type="float">
            <text:p>12 267 <text:s text:c="2"/></text:p>
          </table:table-cell>
          <table:table-cell table:number-columns-repeated="1016"/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292" calcext:value-type="float">
            <text:p>1 292 <text:s text:c="2"/></text:p>
          </table:table-cell>
          <table:table-cell table:number-columns-repeated="1016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09" calcext:value-type="float">
            <text:p>209 <text:s text:c="2"/></text:p>
          </table:table-cell>
          <table:table-cell table:number-columns-repeated="1016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11136" calcext:value-type="float">
            <text:p>11 136 <text:s text:c="2"/></text:p>
          </table:table-cell>
          <table:table-cell table:number-columns-repeated="1016"/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6461" calcext:value-type="float">
            <text:p>6 461 <text:s text:c="2"/></text:p>
          </table:table-cell>
          <table:table-cell table:number-columns-repeated="1016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564" calcext:value-type="float">
            <text:p>1 564 <text:s text:c="2"/></text:p>
          </table:table-cell>
          <table:table-cell table:number-columns-repeated="1016"/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19381" calcext:value-type="float">
            <text:p>419 381 <text:s text:c="2"/></text:p>
          </table:table-cell>
          <table:table-cell table:number-columns-repeated="1016"/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378" calcext:value-type="float">
            <text:p>1 378 <text:s text:c="2"/></text:p>
          </table:table-cell>
          <table:table-cell table:number-columns-repeated="1016"/>
        </table:table-row>
        <table:table-row table:style-name="ro2">
          <table:table-cell office:value-type="float" office:value="1081" calcext:value-type="float">
            <text:p>10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71" calcext:value-type="float">
            <text:p>171 <text:s text:c="2"/></text:p>
          </table:table-cell>
          <table:table-cell table:number-columns-repeated="1016"/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01109" calcext:value-type="float">
            <text:p>101 109 <text:s text:c="2"/></text:p>
          </table:table-cell>
          <table:table-cell table:number-columns-repeated="1016"/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72653" calcext:value-type="float">
            <text:p>72 653 <text:s text:c="2"/></text:p>
          </table:table-cell>
          <table:table-cell table:number-columns-repeated="1016"/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7184" calcext:value-type="float">
            <text:p>7 184 <text:s text:c="2"/></text:p>
          </table:table-cell>
          <table:table-cell table:number-columns-repeated="1016"/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9205" calcext:value-type="float">
            <text:p>9 205 <text:s text:c="2"/></text:p>
          </table:table-cell>
          <table:table-cell table:number-columns-repeated="1016"/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20033" calcext:value-type="float">
            <text:p>20 033 <text:s text:c="2"/></text:p>
          </table:table-cell>
          <table:table-cell table:number-columns-repeated="1016"/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4131" calcext:value-type="float">
            <text:p>4 131 <text:s text:c="2"/></text:p>
          </table:table-cell>
          <table:table-cell table:number-columns-repeated="1016"/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30488" calcext:value-type="float">
            <text:p>130 488 <text:s text:c="2"/></text:p>
          </table:table-cell>
          <table:table-cell table:number-columns-repeated="1016"/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9675" calcext:value-type="float">
            <text:p>39 675 <text:s text:c="2"/></text:p>
          </table:table-cell>
          <table:table-cell table:number-columns-repeated="1016"/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41327" calcext:value-type="float">
            <text:p>41 327 <text:s text:c="2"/></text:p>
          </table:table-cell>
          <table:table-cell table:number-columns-repeated="1016"/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44944" calcext:value-type="float">
            <text:p>44 944 <text:s text:c="2"/></text:p>
          </table:table-cell>
          <table:table-cell table:number-columns-repeated="1016"/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office:value-type="float" office:value="188788" calcext:value-type="float">
            <text:p>188 788 <text:s text:c="2"/></text:p>
          </table:table-cell>
          <table:table-cell table:number-columns-repeated="1016"/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7463" calcext:value-type="float">
            <text:p>27 463 <text:s text:c="2"/></text:p>
          </table:table-cell>
          <table:table-cell table:number-columns-repeated="1016"/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996" calcext:value-type="float">
            <text:p>996 <text:s text:c="2"/></text:p>
          </table:table-cell>
          <table:table-cell table:number-columns-repeated="1016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0940" calcext:value-type="float">
            <text:p>20 940 <text:s text:c="2"/></text:p>
          </table:table-cell>
          <table:table-cell table:number-columns-repeated="1016"/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510103" calcext:value-type="float">
            <text:p>510 103 <text:s text:c="2"/>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036891" calcext:value-type="float">
            <text:p>2 036 891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266150" calcext:value-type="float">
            <text:p>266 150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186297" calcext:value-type="float">
            <text:p>186 297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2656" calcext:value-type="float">
            <text:p>2 656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6343" calcext:value-type="float">
            <text:p>56 343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3124224" calcext:value-type="float">
            <text:p>3 124 224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0016852" calcext:value-type="float">
            <text:p>10 016 852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2413187" calcext:value-type="float">
            <text:p>2 413 187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445527" calcext:value-type="float">
            <text:p>1 445 527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39316" calcext:value-type="float">
            <text:p>39 316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5211" calcext:value-type="float">
            <text:p>35 211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4471" calcext:value-type="float">
            <text:p>24 471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2604" calcext:value-type="float">
            <text:p>22 604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4419" calcext:value-type="float">
            <text:p>4 419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24777" calcext:value-type="float">
            <text:p>24 777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856580" calcext:value-type="float">
            <text:p>856 580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76559" calcext:value-type="float">
            <text:p>76 559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4010" calcext:value-type="float">
            <text:p>4 010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51338" calcext:value-type="float">
            <text:p>51 338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95" calcext:value-type="float">
            <text:p>395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70515" calcext:value-type="float">
            <text:p>270 515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207062" calcext:value-type="float">
            <text:p>207 062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88778" calcext:value-type="float">
            <text:p>88 778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55201" calcext:value-type="float">
            <text:p>55 201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17824" calcext:value-type="float">
            <text:p>417 824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614502" calcext:value-type="float">
            <text:p>614 502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286" calcext:value-type="float">
            <text:p>3 286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40133" calcext:value-type="float">
            <text:p>40 133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71722" calcext:value-type="float">
            <text:p>271 722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02533" calcext:value-type="float">
            <text:p>202 533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558150" calcext:value-type="float">
            <text:p>558 150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270718" calcext:value-type="float">
            <text:p>270 718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761" calcext:value-type="float">
            <text:p>761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5273" calcext:value-type="float">
            <text:p>15 273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4754" calcext:value-type="float">
            <text:p>14 754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2519" calcext:value-type="float">
            <text:p>2 519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5701" calcext:value-type="float">
            <text:p>25 701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88947" calcext:value-type="float">
            <text:p>88 947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8908" calcext:value-type="float">
            <text:p>48 908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5096" calcext:value-type="float">
            <text:p>5 096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07065" calcext:value-type="float">
            <text:p>207 065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6425" calcext:value-type="float">
            <text:p>6 425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0730" calcext:value-type="float">
            <text:p>20 730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77643" calcext:value-type="float">
            <text:p>77 643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69869" calcext:value-type="float">
            <text:p>269 869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863474" calcext:value-type="float">
            <text:p>863 474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481642" calcext:value-type="float">
            <text:p>481 642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8105" calcext:value-type="float">
            <text:p>8 105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714600" calcext:value-type="float">
            <text:p>714 600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241812" calcext:value-type="float">
            <text:p>241 812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232" calcext:value-type="float">
            <text:p>1 232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7850" calcext:value-type="float">
            <text:p>7 850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7638" calcext:value-type="float">
            <text:p>7 638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956" calcext:value-type="float">
            <text:p>5 956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28609" calcext:value-type="float">
            <text:p>128 609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4901" calcext:value-type="float">
            <text:p>24 901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93480" calcext:value-type="float">
            <text:p>193 480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204673" calcext:value-type="float">
            <text:p>204 673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53802" calcext:value-type="float">
            <text:p>253 802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224" calcext:value-type="float">
            <text:p>1 224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248" calcext:value-type="float">
            <text:p>2 248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41419" calcext:value-type="float">
            <text:p>41 419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63928" calcext:value-type="float">
            <text:p>263 928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533" calcext:value-type="float">
            <text:p>2 533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0804" calcext:value-type="float">
            <text:p>30 804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468422" calcext:value-type="float">
            <text:p>468 422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3208" calcext:value-type="float">
            <text:p>33 208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3975" calcext:value-type="float">
            <text:p>3 975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925" calcext:value-type="float">
            <text:p>1 925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9889" calcext:value-type="float">
            <text:p>49 889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7824" calcext:value-type="float">
            <text:p>7 824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362164" calcext:value-type="float">
            <text:p>362 164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897338" calcext:value-type="float">
            <text:p>1 897 338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6136" calcext:value-type="float">
            <text:p>26 136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41180" calcext:value-type="float">
            <text:p>41 180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461277" calcext:value-type="float">
            <text:p>461 277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566424" calcext:value-type="float">
            <text:p>1 566 424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7127" calcext:value-type="float">
            <text:p>17 127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19153" calcext:value-type="float">
            <text:p>319 153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2428" calcext:value-type="float">
            <text:p>2 428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66228" calcext:value-type="float">
            <text:p>566 228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82800" calcext:value-type="float">
            <text:p>82 800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7800" calcext:value-type="float">
            <text:p>17 800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8200" calcext:value-type="float">
            <text:p>38 200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3623" calcext:value-type="float">
            <text:p>43 623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5055888" calcext:value-type="float">
            <text:p>15 055 888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975376" calcext:value-type="float">
            <text:p>975 376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11103330" calcext:value-type="float">
            <text:p>11 103 330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227276" calcext:value-type="float">
            <text:p>227 276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9908" calcext:value-type="float">
            <text:p>109 908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73120" calcext:value-type="float">
            <text:p>73 120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610" calcext:value-type="float">
            <text:p>1 610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3110" calcext:value-type="float">
            <text:p>33 110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107" calcext:value-type="float">
            <text:p>1 107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78818" calcext:value-type="float">
            <text:p>78 818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04027" calcext:value-type="float">
            <text:p>304 027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9675" calcext:value-type="float">
            <text:p>9 675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600050" calcext:value-type="float">
            <text:p>600 050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113141" calcext:value-type="float">
            <text:p>113 141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93767" calcext:value-type="float">
            <text:p>393 767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2405" calcext:value-type="float">
            <text:p>32 405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933725" calcext:value-type="float">
            <text:p>933 725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250" calcext:value-type="float">
            <text:p>2 250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550" calcext:value-type="float">
            <text:p>550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44023" calcext:value-type="float">
            <text:p>144 023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16502" calcext:value-type="float">
            <text:p>16 502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05070" calcext:value-type="float">
            <text:p>105 070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6087" calcext:value-type="float">
            <text:p>16 087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0392" calcext:value-type="float">
            <text:p>20 392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2730" calcext:value-type="float">
            <text:p>2 73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25900" calcext:value-type="float">
            <text:p>25 900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293349" calcext:value-type="float">
            <text:p>293 349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9310" calcext:value-type="float">
            <text:p>9 310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6062" calcext:value-type="float">
            <text:p>6 062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2862" calcext:value-type="float">
            <text:p>2 862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692" calcext:value-type="float">
            <text:p>1 692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65318" calcext:value-type="float">
            <text:p>165 318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30825" calcext:value-type="float">
            <text:p>130 825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1700" calcext:value-type="float">
            <text:p>21 700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8965" calcext:value-type="float">
            <text:p>28 965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9710" calcext:value-type="float">
            <text:p>29 710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31235" calcext:value-type="float">
            <text:p>131 235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327853" calcext:value-type="float">
            <text:p>5 327 853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10875605" calcext:value-type="float">
            <text:p>10 875 605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15012" calcext:value-type="float">
            <text:p>15 012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82564" calcext:value-type="float">
            <text:p>82 564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693043" calcext:value-type="float">
            <text:p>693 043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2698060" calcext:value-type="float">
            <text:p>2 698 06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460" calcext:value-type="float">
            <text:p>1 460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15930" calcext:value-type="float">
            <text:p>115 930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918022" calcext:value-type="float">
            <text:p>918 022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63034" calcext:value-type="float">
            <text:p>63 034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73863" calcext:value-type="float">
            <text:p>373 863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233" calcext:value-type="float">
            <text:p>4 233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4491" calcext:value-type="float">
            <text:p>14 491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389509" calcext:value-type="float">
            <text:p>389 509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452762" calcext:value-type="float">
            <text:p>452 762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4803" calcext:value-type="float">
            <text:p>4 803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5085" calcext:value-type="float">
            <text:p>55 085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3454" calcext:value-type="float">
            <text:p>23 454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9210" calcext:value-type="float">
            <text:p>9 210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82682" calcext:value-type="float">
            <text:p>82 682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261379" calcext:value-type="float">
            <text:p>261 379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7194" calcext:value-type="float">
            <text:p>27 194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2020033" calcext:value-type="float">
            <text:p>2 020 033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708" calcext:value-type="float">
            <text:p>708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0477" calcext:value-type="float">
            <text:p>40 477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5456" calcext:value-type="float">
            <text:p>5 456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4982286" calcext:value-type="float">
            <text:p>4 982 286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554192" calcext:value-type="float">
            <text:p>554 192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5145" calcext:value-type="float">
            <text:p>15 145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96190" calcext:value-type="float">
            <text:p>96 190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684467" calcext:value-type="float">
            <text:p>684 467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06269" calcext:value-type="float">
            <text:p>106 269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546710" calcext:value-type="float">
            <text:p>1 546 710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5574" calcext:value-type="float">
            <text:p>55 574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451930" calcext:value-type="float">
            <text:p>451 930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55450" calcext:value-type="float">
            <text:p>255 450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865538" calcext:value-type="float">
            <text:p>865 538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7750" calcext:value-type="float">
            <text:p>7 750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4550" calcext:value-type="float">
            <text:p>4 550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75913" calcext:value-type="float">
            <text:p>75 913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80849" calcext:value-type="float">
            <text:p>180 849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165117" calcext:value-type="float">
            <text:p>1 165 117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1800303" calcext:value-type="float">
            <text:p>1 800 303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33074" calcext:value-type="float">
            <text:p>33 074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28129" calcext:value-type="float">
            <text:p>128 129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1116110" calcext:value-type="float">
            <text:p>1 116 110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2075" calcext:value-type="float">
            <text:p>2 075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4324" calcext:value-type="float">
            <text:p>14 324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80153" calcext:value-type="float">
            <text:p>180 153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7492" calcext:value-type="float">
            <text:p>47 492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31817" calcext:value-type="float">
            <text:p>131 817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1103" calcext:value-type="float">
            <text:p>11 103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27452" calcext:value-type="float">
            <text:p>127 452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1940051" calcext:value-type="float">
            <text:p>1 940 051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0440" calcext:value-type="float">
            <text:p>30 440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9284" calcext:value-type="float">
            <text:p>19 284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2676" calcext:value-type="float">
            <text:p>22 676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41400" calcext:value-type="float">
            <text:p>41 400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4193" calcext:value-type="float">
            <text:p>14 193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70800" calcext:value-type="float">
            <text:p>170 800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47198" calcext:value-type="float">
            <text:p>47 198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864892" calcext:value-type="float">
            <text:p>1 864 892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113727" calcext:value-type="float">
            <text:p>113 727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6535" calcext:value-type="float">
            <text:p>6 535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662064" calcext:value-type="float">
            <text:p>662 064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7011" calcext:value-type="float">
            <text:p>77 011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1367" calcext:value-type="float">
            <text:p>11 367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135148" calcext:value-type="float">
            <text:p>135 148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43430" calcext:value-type="float">
            <text:p>43 430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4710" calcext:value-type="float">
            <text:p>4 710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78448" calcext:value-type="float">
            <text:p>178 448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664" calcext:value-type="float">
            <text:p>1 664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43072" calcext:value-type="float">
            <text:p>543 072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4941" calcext:value-type="float">
            <text:p>94 941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70637" calcext:value-type="float">
            <text:p>70 637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29780" calcext:value-type="float">
            <text:p>429 780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70383" calcext:value-type="float">
            <text:p>70 383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96176" calcext:value-type="float">
            <text:p>496 176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7880" calcext:value-type="float">
            <text:p>27 880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053" calcext:value-type="float">
            <text:p>5 053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92100" calcext:value-type="float">
            <text:p>92 100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692548" calcext:value-type="float">
            <text:p>6 692 548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541097" calcext:value-type="float">
            <text:p>541 097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5021023" calcext:value-type="float">
            <text:p>5 021 023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750" calcext:value-type="float">
            <text:p>750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38553" calcext:value-type="float">
            <text:p>638 553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380" calcext:value-type="float">
            <text:p>380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7831" calcext:value-type="float">
            <text:p>7 831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68547" calcext:value-type="float">
            <text:p>68 547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7549" calcext:value-type="float">
            <text:p>17 549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3480" calcext:value-type="float">
            <text:p>13 480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46884" calcext:value-type="float">
            <text:p>346 884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2061" calcext:value-type="float">
            <text:p>12 061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510" calcext:value-type="float">
            <text:p>510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53317" calcext:value-type="float">
            <text:p>53 317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46243" calcext:value-type="float">
            <text:p>146 243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7946" calcext:value-type="float">
            <text:p>57 946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885" calcext:value-type="float">
            <text:p>2 885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519" calcext:value-type="float">
            <text:p>1 519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25" calcext:value-type="float">
            <text:p>225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439" calcext:value-type="float">
            <text:p>1 439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7376" calcext:value-type="float">
            <text:p>7 376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2550" calcext:value-type="float">
            <text:p>12 550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107379" calcext:value-type="float">
            <text:p>107 379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60930" calcext:value-type="float">
            <text:p>60 930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555" calcext:value-type="float">
            <text:p>1 555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750" calcext:value-type="float">
            <text:p>750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11507" calcext:value-type="float">
            <text:p>11 507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6342" calcext:value-type="float">
            <text:p>6 342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6170" calcext:value-type="float">
            <text:p>6 17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3070" calcext:value-type="float">
            <text:p>3 070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092" calcext:value-type="float">
            <text:p>3 092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5567" calcext:value-type="float">
            <text:p>45 567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2390" calcext:value-type="float">
            <text:p>2 390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7300" calcext:value-type="float">
            <text:p>17 300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1680" calcext:value-type="float">
            <text:p>31 68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50562" calcext:value-type="float">
            <text:p>50 562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892333" calcext:value-type="float">
            <text:p>4 892 333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427870" calcext:value-type="float">
            <text:p>427 87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6530976" calcext:value-type="float">
            <text:p>6 530 976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57325" calcext:value-type="float">
            <text:p>57 325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0019" calcext:value-type="float">
            <text:p>50 019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9291" calcext:value-type="float">
            <text:p>9 291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990" calcext:value-type="float">
            <text:p>1 990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83761" calcext:value-type="float">
            <text:p>283 761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060" calcext:value-type="float">
            <text:p>4 060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97430" calcext:value-type="float">
            <text:p>197 43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9340" calcext:value-type="float">
            <text:p>9 340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04122" calcext:value-type="float">
            <text:p>104 122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8050" calcext:value-type="float">
            <text:p>18 05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756" calcext:value-type="float">
            <text:p>756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866" calcext:value-type="float">
            <text:p>3 866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195" calcext:value-type="float">
            <text:p>2 195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705" calcext:value-type="float">
            <text:p>705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35040" calcext:value-type="float">
            <text:p>35 040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4375" calcext:value-type="float">
            <text:p>4 375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390" calcext:value-type="float">
            <text:p>390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88135" calcext:value-type="float">
            <text:p>88 135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8875" calcext:value-type="float">
            <text:p>48 875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6480" calcext:value-type="float">
            <text:p>6 480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90800" calcext:value-type="float">
            <text:p>90 800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8860" calcext:value-type="float">
            <text:p>18 860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9235" calcext:value-type="float">
            <text:p>9 235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9576460" calcext:value-type="float">
            <text:p>9 576 460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1708034" calcext:value-type="float">
            <text:p>1 708 034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6427264" calcext:value-type="float">
            <text:p>6 427 264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92376" calcext:value-type="float">
            <text:p>92 376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69456" calcext:value-type="float">
            <text:p>369 456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64906" calcext:value-type="float">
            <text:p>64 906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2590" calcext:value-type="float">
            <text:p>2 59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6646" calcext:value-type="float">
            <text:p>26 646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6658" calcext:value-type="float">
            <text:p>16 658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972" calcext:value-type="float">
            <text:p>3 972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455855" calcext:value-type="float">
            <text:p>455 855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5184" calcext:value-type="float">
            <text:p>15 184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55195" calcext:value-type="float">
            <text:p>155 195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223466" calcext:value-type="float">
            <text:p>223 466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519089" calcext:value-type="float">
            <text:p>519 089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415" calcext:value-type="float">
            <text:p>415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0856" calcext:value-type="float">
            <text:p>30 856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18052" calcext:value-type="float">
            <text:p>118 052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933" calcext:value-type="float">
            <text:p>3 933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90" calcext:value-type="float">
            <text:p>890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7877" calcext:value-type="float">
            <text:p>7 877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8280" calcext:value-type="float">
            <text:p>8 280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7531" calcext:value-type="float">
            <text:p>17 531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1550" calcext:value-type="float">
            <text:p>11 550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25080" calcext:value-type="float">
            <text:p>25 08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8856" calcext:value-type="float">
            <text:p>8 856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30200" calcext:value-type="float">
            <text:p>30 200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3770" calcext:value-type="float">
            <text:p>3 770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4140" calcext:value-type="float">
            <text:p>4 140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55450" calcext:value-type="float">
            <text:p>155 45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4851" calcext:value-type="float">
            <text:p>44 851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65420" calcext:value-type="float">
            <text:p>265 420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06580" calcext:value-type="float">
            <text:p>106 580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7737" calcext:value-type="float">
            <text:p>47 737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0387" calcext:value-type="float">
            <text:p>40 387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61950" calcext:value-type="float">
            <text:p>61 950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324292" calcext:value-type="float">
            <text:p>324 292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11687" calcext:value-type="float">
            <text:p>11 687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3565" calcext:value-type="float">
            <text:p>23 565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831" calcext:value-type="float">
            <text:p>1 831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620" calcext:value-type="float">
            <text:p>62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8250" calcext:value-type="float">
            <text:p>18 250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274" calcext:value-type="float">
            <text:p>1 274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17083" calcext:value-type="float">
            <text:p>17 083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50611" calcext:value-type="float">
            <text:p>50 611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225" calcext:value-type="float">
            <text:p>225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78" calcext:value-type="float">
            <text:p>378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72" calcext:value-type="float">
            <text:p>372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830" calcext:value-type="float">
            <text:p>2 83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0432" calcext:value-type="float">
            <text:p>20 432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2375" calcext:value-type="float">
            <text:p>42 375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233480" calcext:value-type="float">
            <text:p>233 480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2012" calcext:value-type="float">
            <text:p>2 012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768" calcext:value-type="float">
            <text:p>768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9814" calcext:value-type="float">
            <text:p>9 814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30" calcext:value-type="float">
            <text:p>230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87874" calcext:value-type="float">
            <text:p>87 874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275" calcext:value-type="float">
            <text:p>2 275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540" calcext:value-type="float">
            <text:p>2 540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250" calcext:value-type="float">
            <text:p>1 250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1530" calcext:value-type="float">
            <text:p>1 530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2580" calcext:value-type="float">
            <text:p>12 58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495" calcext:value-type="float">
            <text:p>4 495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278477" calcext:value-type="float">
            <text:p>278 477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6546" calcext:value-type="float">
            <text:p>6 546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0942" calcext:value-type="float">
            <text:p>30 942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8220" calcext:value-type="float">
            <text:p>8 220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6950" calcext:value-type="float">
            <text:p>6 950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474" calcext:value-type="float">
            <text:p>3 474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99217" calcext:value-type="float">
            <text:p>99 217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2618833" calcext:value-type="float">
            <text:p>2 618 833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534" calcext:value-type="float">
            <text:p>534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1514" calcext:value-type="float">
            <text:p>11 514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936562" calcext:value-type="float">
            <text:p>936 562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3638" calcext:value-type="float">
            <text:p>13 638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25100" calcext:value-type="float">
            <text:p>25 100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1319" calcext:value-type="float">
            <text:p>41 319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465752" calcext:value-type="float">
            <text:p>465 752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95" calcext:value-type="float">
            <text:p>495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5174" calcext:value-type="float">
            <text:p>15 174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3023" calcext:value-type="float">
            <text:p>3 023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79807" calcext:value-type="float">
            <text:p>679 807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4210" calcext:value-type="float">
            <text:p>4 210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0508" calcext:value-type="float">
            <text:p>20 508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10" calcext:value-type="float">
            <text:p>81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4603" calcext:value-type="float">
            <text:p>4 603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160" calcext:value-type="float">
            <text:p>2 160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41155" calcext:value-type="float">
            <text:p>41 155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957" calcext:value-type="float">
            <text:p>957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078" calcext:value-type="float">
            <text:p>7 078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2906" calcext:value-type="float">
            <text:p>2 906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86341" calcext:value-type="float">
            <text:p>86 341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7898" calcext:value-type="float">
            <text:p>7 898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230" calcext:value-type="float">
            <text:p>2 23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40466" calcext:value-type="float">
            <text:p>40 466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6075" calcext:value-type="float">
            <text:p>6 075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0263" calcext:value-type="float">
            <text:p>70 263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48560" calcext:value-type="float">
            <text:p>148 560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2450" calcext:value-type="float">
            <text:p>2 45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8455" calcext:value-type="float">
            <text:p>48 455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5692" calcext:value-type="float">
            <text:p>45 692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190536" calcext:value-type="float">
            <text:p>190 536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18534" calcext:value-type="float">
            <text:p>18 534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6761" calcext:value-type="float">
            <text:p>16 761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7920" calcext:value-type="float">
            <text:p>7 92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448" calcext:value-type="float">
            <text:p>3 448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7126" calcext:value-type="float">
            <text:p>17 126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888" calcext:value-type="float">
            <text:p>4 888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7635" calcext:value-type="float">
            <text:p>17 635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117" calcext:value-type="float">
            <text:p>5 117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7452" calcext:value-type="float">
            <text:p>7 452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57096" calcext:value-type="float">
            <text:p>57 096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485" calcext:value-type="float">
            <text:p>485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43651" calcext:value-type="float">
            <text:p>43 651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7105" calcext:value-type="float">
            <text:p>17 105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7030" calcext:value-type="float">
            <text:p>17 030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8473" calcext:value-type="float">
            <text:p>8 473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4275" calcext:value-type="float">
            <text:p>4 275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720" calcext:value-type="float">
            <text:p>72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4565" calcext:value-type="float">
            <text:p>4 565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18250" calcext:value-type="float">
            <text:p>18 25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8298" calcext:value-type="float">
            <text:p>8 298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1791" calcext:value-type="float">
            <text:p>21 791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08240" calcext:value-type="float">
            <text:p>108 240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40" calcext:value-type="float">
            <text:p>54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1216" calcext:value-type="float">
            <text:p>21 216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24306" calcext:value-type="float">
            <text:p>124 306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71903" calcext:value-type="float">
            <text:p>71 903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440" calcext:value-type="float">
            <text:p>1 44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7109" calcext:value-type="float">
            <text:p>7 109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10" calcext:value-type="float">
            <text:p>51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382" calcext:value-type="float">
            <text:p>1 382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7825" calcext:value-type="float">
            <text:p>27 825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5736" calcext:value-type="float">
            <text:p>15 736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9690" calcext:value-type="float">
            <text:p>29 690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83723" calcext:value-type="float">
            <text:p>83 723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30" calcext:value-type="float">
            <text:p>23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08418" calcext:value-type="float">
            <text:p>108 418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759540" calcext:value-type="float">
            <text:p>759 54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0460" calcext:value-type="float">
            <text:p>40 46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820" calcext:value-type="float">
            <text:p>2 82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4750" calcext:value-type="float">
            <text:p>4 750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240" calcext:value-type="float">
            <text:p>2 24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395" calcext:value-type="float">
            <text:p>1 395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4282" calcext:value-type="float">
            <text:p>4 282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2849" calcext:value-type="float">
            <text:p>2 849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20" calcext:value-type="float">
            <text:p>220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620" calcext:value-type="float">
            <text:p>3 620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680" calcext:value-type="float">
            <text:p>3 68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815" calcext:value-type="float">
            <text:p>2 815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985" calcext:value-type="float">
            <text:p>2 985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2040" calcext:value-type="float">
            <text:p>2 04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507" calcext:value-type="float">
            <text:p>3 507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272" calcext:value-type="float">
            <text:p>3 272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102120" calcext:value-type="float">
            <text:p>102 120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8355" calcext:value-type="float">
            <text:p>8 355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877" calcext:value-type="float">
            <text:p>877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90" calcext:value-type="float">
            <text:p>19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70" calcext:value-type="float">
            <text:p>27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4632" calcext:value-type="float">
            <text:p>54 632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20116" calcext:value-type="float">
            <text:p>20 116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2268" calcext:value-type="float">
            <text:p>2 268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973" calcext:value-type="float">
            <text:p>5 973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42" calcext:value-type="float">
            <text:p>442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420" calcext:value-type="float">
            <text:p>2 42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71" calcext:value-type="float">
            <text:p>471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4370" calcext:value-type="float">
            <text:p>4 37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930" calcext:value-type="float">
            <text:p>1 930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0290" calcext:value-type="float">
            <text:p>10 29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8490" calcext:value-type="float">
            <text:p>28 490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10" calcext:value-type="float">
            <text:p>410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023" calcext:value-type="float">
            <text:p>1 023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306" calcext:value-type="float">
            <text:p>306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6490" calcext:value-type="float">
            <text:p>6 49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5250" calcext:value-type="float">
            <text:p>15 25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9263" calcext:value-type="float">
            <text:p>9 263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610" calcext:value-type="float">
            <text:p>3 610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24279" calcext:value-type="float">
            <text:p>124 279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1477033" calcext:value-type="float">
            <text:p>1 477 033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791386" calcext:value-type="float">
            <text:p>791 386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36857" calcext:value-type="float">
            <text:p>36 857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6730" calcext:value-type="float">
            <text:p>26 730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73201" calcext:value-type="float">
            <text:p>73 201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6315" calcext:value-type="float">
            <text:p>6 315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17576" calcext:value-type="float">
            <text:p>117 576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274" calcext:value-type="float">
            <text:p>3 274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250" calcext:value-type="float">
            <text:p>1 250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25500" calcext:value-type="float">
            <text:p>25 5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864" calcext:value-type="float">
            <text:p>1 864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668" calcext:value-type="float">
            <text:p>7 668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0768" calcext:value-type="float">
            <text:p>30 768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64627" calcext:value-type="float">
            <text:p>564 627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66511" calcext:value-type="float">
            <text:p>66 511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office:value-type="float" office:value="60238" calcext:value-type="float">
            <text:p>60 238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9493" calcext:value-type="float">
            <text:p>29 493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3114441" calcext:value-type="float">
            <text:p>3 114 441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419814" calcext:value-type="float">
            <text:p>1 419 814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61435" calcext:value-type="float">
            <text:p>161 435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2516" calcext:value-type="float">
            <text:p>2 516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7495" calcext:value-type="float">
            <text:p>17 495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925" calcext:value-type="float">
            <text:p>5 925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496" calcext:value-type="float">
            <text:p>2 496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84766" calcext:value-type="float">
            <text:p>184 766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6746" calcext:value-type="float">
            <text:p>6 746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130" calcext:value-type="float">
            <text:p>1 13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960" calcext:value-type="float">
            <text:p>6 960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00148" calcext:value-type="float">
            <text:p>100 148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024" calcext:value-type="float">
            <text:p>13 024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1017927" calcext:value-type="float">
            <text:p>1 017 927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62" calcext:value-type="float">
            <text:p>262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425" calcext:value-type="float">
            <text:p>1 425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09184" calcext:value-type="float">
            <text:p>109 184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691" calcext:value-type="float">
            <text:p>4 691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8400" calcext:value-type="float">
            <text:p>8 40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6470" calcext:value-type="float">
            <text:p>16 47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6597" calcext:value-type="float">
            <text:p>66 597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10335" calcext:value-type="float">
            <text:p>10 335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537" calcext:value-type="float">
            <text:p>537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8312" calcext:value-type="float">
            <text:p>8 312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070" calcext:value-type="float">
            <text:p>1 070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175" calcext:value-type="float">
            <text:p>1 175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5269" calcext:value-type="float">
            <text:p>5 269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674" calcext:value-type="float">
            <text:p>1 674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7550" calcext:value-type="float">
            <text:p>47 55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406" calcext:value-type="float">
            <text:p>406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14102" calcext:value-type="float">
            <text:p>214 102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office:value-type="float" office:value="3546949" calcext:value-type="float">
            <text:p>3 546 949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office:value-type="float" office:value="8714" calcext:value-type="float">
            <text:p>8 714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7912" calcext:value-type="float">
            <text:p>27 912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et moutons</text:p>
          </table:table-cell>
          <table:table-cell office:value-type="float" office:value="561281" calcext:value-type="float">
            <text:p>561 281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221200" calcext:value-type="float">
            <text:p>221 200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10250" calcext:value-type="float">
            <text:p>10 250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2852" calcext:value-type="float">
            <text:p>12 852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61995" calcext:value-type="float">
            <text:p>161 995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0361" calcext:value-type="float">
            <text:p>40 361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740455" calcext:value-type="float">
            <text:p>740 455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3093" calcext:value-type="float">
            <text:p>43 093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43510" calcext:value-type="float">
            <text:p>43 51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 </text:p>
          </table:table-cell>
          <table:table-cell office:value-type="float" office:value="275571" calcext:value-type="float">
            <text:p>275 571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726630" calcext:value-type="float">
            <text:p>726 63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21138" calcext:value-type="float">
            <text:p>21 138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5402" calcext:value-type="float">
            <text:p>25 402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2887" calcext:value-type="float">
            <text:p>22 887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867" calcext:value-type="float">
            <text:p>867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50166" calcext:value-type="float">
            <text:p>250 166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16101" calcext:value-type="float">
            <text:p>16 101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3750" calcext:value-type="float">
            <text:p>3 750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90760" calcext:value-type="float">
            <text:p>90 760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8749" calcext:value-type="float">
            <text:p>68 749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9404" calcext:value-type="float">
            <text:p>19 404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 </text:p>
          </table:table-cell>
          <table:table-cell office:value-type="float" office:value="561980" calcext:value-type="float">
            <text:p>561 98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980" calcext:value-type="float">
            <text:p>98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651" calcext:value-type="float">
            <text:p>651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3242" calcext:value-type="float">
            <text:p>3 242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0374" calcext:value-type="float">
            <text:p>10 374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6573" calcext:value-type="float">
            <text:p>16 573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6871" calcext:value-type="float">
            <text:p>76 871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668" calcext:value-type="float">
            <text:p>1 668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602640" calcext:value-type="float">
            <text:p>602 640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9030" calcext:value-type="float">
            <text:p>19 03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31800" calcext:value-type="float">
            <text:p>131 80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40941" calcext:value-type="float">
            <text:p>40 941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010" calcext:value-type="float">
            <text:p>5 01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6693" calcext:value-type="float">
            <text:p>16 693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2891160" calcext:value-type="float">
            <text:p>2 891 16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27120" calcext:value-type="float">
            <text:p>27 12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664690" calcext:value-type="float">
            <text:p>664 690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51325" calcext:value-type="float">
            <text:p>151 325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5409" calcext:value-type="float">
            <text:p>15 409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589465" calcext:value-type="float">
            <text:p>589 465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245900" calcext:value-type="float">
            <text:p>1 245 900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411816" calcext:value-type="float">
            <text:p>411 816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05392" calcext:value-type="float">
            <text:p>305 392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979482" calcext:value-type="float">
            <text:p>979 482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127500" calcext:value-type="float">
            <text:p>127 500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172074" calcext:value-type="float">
            <text:p>1 172 074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215885" calcext:value-type="float">
            <text:p>3 215 885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292300" calcext:value-type="float">
            <text:p>3 292 30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36492" calcext:value-type="float">
            <text:p>136 492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520119" calcext:value-type="float">
            <text:p>1 520 119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313168" calcext:value-type="float">
            <text:p>2 313 168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67420" calcext:value-type="float">
            <text:p>67 42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2720194" calcext:value-type="float">
            <text:p>12 720 194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346400" calcext:value-type="float">
            <text:p>1 346 400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de coton</text:p>
          </table:table-cell>
          <table:table-cell office:value-type="float" office:value="226608" calcext:value-type="float">
            <text:p>226 608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 </text:p>
          </table:table-cell>
          <table:table-cell office:value-type="float" office:value="767760" calcext:value-type="float">
            <text:p>767 76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951362" calcext:value-type="float">
            <text:p>1 951 362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34104" calcext:value-type="float">
            <text:p>34 104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38767" calcext:value-type="float">
            <text:p>138 767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1473" calcext:value-type="float">
            <text:p>21 473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83130" calcext:value-type="float">
            <text:p>383 13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84485" calcext:value-type="float">
            <text:p>84 485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1444" calcext:value-type="float">
            <text:p>21 444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29874" calcext:value-type="float">
            <text:p>229 874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7355" calcext:value-type="float">
            <text:p>37 355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9385" calcext:value-type="float">
            <text:p>29 385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18851" calcext:value-type="float">
            <text:p>218 851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59234" calcext:value-type="float">
            <text:p>59 234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91481" calcext:value-type="float">
            <text:p>291 481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620" calcext:value-type="float">
            <text:p>2 620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98152" calcext:value-type="float">
            <text:p>98 152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89461" calcext:value-type="float">
            <text:p>89 461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51395" calcext:value-type="float">
            <text:p>51 395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33913" calcext:value-type="float">
            <text:p>33 913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43545" calcext:value-type="float">
            <text:p>143 545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2950" calcext:value-type="float">
            <text:p>12 95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53007" calcext:value-type="float">
            <text:p>153 007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94700" calcext:value-type="float">
            <text:p>94 700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7527" calcext:value-type="float">
            <text:p>27 527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22590" calcext:value-type="float">
            <text:p>422 590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842392" calcext:value-type="float">
            <text:p>842 392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786754" calcext:value-type="float">
            <text:p>786 754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6454" calcext:value-type="float">
            <text:p>16 454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594348" calcext:value-type="float">
            <text:p>1 594 348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78610" calcext:value-type="float">
            <text:p>278 61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555734" calcext:value-type="float">
            <text:p>3 555 734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6560" calcext:value-type="float">
            <text:p>16 56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4141020" calcext:value-type="float">
            <text:p>4 141 02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23170" calcext:value-type="float">
            <text:p>123 17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02600" calcext:value-type="float">
            <text:p>102 6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35600" calcext:value-type="float">
            <text:p>35 60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68800" calcext:value-type="float">
            <text:p>68 80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394112" calcext:value-type="float">
            <text:p>1 394 112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21880" calcext:value-type="float">
            <text:p>21 880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9027150" calcext:value-type="float">
            <text:p>9 027 150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de coton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17728" calcext:value-type="float">
            <text:p>217 728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56440" calcext:value-type="float">
            <text:p>56 440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75981" calcext:value-type="float">
            <text:p>275 981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55967" calcext:value-type="float">
            <text:p>55 967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65860" calcext:value-type="float">
            <text:p>165 860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08778" calcext:value-type="float">
            <text:p>108 778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67691" calcext:value-type="float">
            <text:p>167 691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747990" calcext:value-type="float">
            <text:p>1 747 990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74957" calcext:value-type="float">
            <text:p>74 957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048" calcext:value-type="float">
            <text:p>1 048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65571" calcext:value-type="float">
            <text:p>265 571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08924" calcext:value-type="float">
            <text:p>208 924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413376" calcext:value-type="float">
            <text:p>413 376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65118" calcext:value-type="float">
            <text:p>265 118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12649" calcext:value-type="float">
            <text:p>112 649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68729" calcext:value-type="float">
            <text:p>168 729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1858" calcext:value-type="float">
            <text:p>11 858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61766" calcext:value-type="float">
            <text:p>361 766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3760" calcext:value-type="float">
            <text:p>23 760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45314" calcext:value-type="float">
            <text:p>245 314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2861" calcext:value-type="float">
            <text:p>12 861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04901" calcext:value-type="float">
            <text:p>104 901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215156" calcext:value-type="float">
            <text:p>1 215 156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305" calcext:value-type="float">
            <text:p>2 305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8999" calcext:value-type="float">
            <text:p>18 999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7116" calcext:value-type="float">
            <text:p>7 116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140" calcext:value-type="float">
            <text:p>1 140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5126" calcext:value-type="float">
            <text:p>5 126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83560" calcext:value-type="float">
            <text:p>83 56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7500" calcext:value-type="float">
            <text:p>47 50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54130" calcext:value-type="float">
            <text:p>254 130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69000" calcext:value-type="float">
            <text:p>169 00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650" calcext:value-type="float">
            <text:p>1 650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508564" calcext:value-type="float">
            <text:p>508 564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19912" calcext:value-type="float">
            <text:p>119 912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9798" calcext:value-type="float">
            <text:p>9 798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0748" calcext:value-type="float">
            <text:p>20 748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3252" calcext:value-type="float">
            <text:p>23 252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4408" calcext:value-type="float">
            <text:p>14 408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2048" calcext:value-type="float">
            <text:p>12 048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4581" calcext:value-type="float">
            <text:p>24 581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0469" calcext:value-type="float">
            <text:p>10 469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9986" calcext:value-type="float">
            <text:p>9 986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3586" calcext:value-type="float">
            <text:p>33 586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9880" calcext:value-type="float">
            <text:p>19 880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1536" calcext:value-type="float">
            <text:p>31 536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8218" calcext:value-type="float">
            <text:p>8 218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1764" calcext:value-type="float">
            <text:p>31 764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4357" calcext:value-type="float">
            <text:p>14 357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140" calcext:value-type="float">
            <text:p>2 140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0068" calcext:value-type="float">
            <text:p>20 068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42207" calcext:value-type="float">
            <text:p>42 207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1150" calcext:value-type="float">
            <text:p>31 15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8066" calcext:value-type="float">
            <text:p>18 066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63004" calcext:value-type="float">
            <text:p>63 004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250" calcext:value-type="float">
            <text:p>2 250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29616" calcext:value-type="float">
            <text:p>229 616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320120" calcext:value-type="float">
            <text:p>320 120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2010491" calcext:value-type="float">
            <text:p>2 010 491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76897" calcext:value-type="float">
            <text:p>176 897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70556" calcext:value-type="float">
            <text:p>270 556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35900" calcext:value-type="float">
            <text:p>35 900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30704" calcext:value-type="float">
            <text:p>230 704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853738" calcext:value-type="float">
            <text:p>853 738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55040" calcext:value-type="float">
            <text:p>355 04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1842420" calcext:value-type="float">
            <text:p>1 842 42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936" calcext:value-type="float">
            <text:p>936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6000593" calcext:value-type="float">
            <text:p>6 000 593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0075200" calcext:value-type="float">
            <text:p>30 075 200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268884" calcext:value-type="float">
            <text:p>268 884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593992" calcext:value-type="float">
            <text:p>593 992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3986868" calcext:value-type="float">
            <text:p>3 986 868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0320" calcext:value-type="float">
            <text:p>10 32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056592" calcext:value-type="float">
            <text:p>1 056 592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3805" calcext:value-type="float">
            <text:p>3 805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de coton</text:p>
          </table:table-cell>
          <table:table-cell office:value-type="float" office:value="3290" calcext:value-type="float">
            <text:p>3 29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 </text:p>
          </table:table-cell>
          <table:table-cell office:value-type="float" office:value="7160" calcext:value-type="float">
            <text:p>7 160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7750" calcext:value-type="float">
            <text:p>7 75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472806" calcext:value-type="float">
            <text:p>1 472 806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35114" calcext:value-type="float">
            <text:p>135 114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510145" calcext:value-type="float">
            <text:p>510 145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75548" calcext:value-type="float">
            <text:p>175 548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885154" calcext:value-type="float">
            <text:p>1 885 154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750" calcext:value-type="float">
            <text:p>750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69578" calcext:value-type="float">
            <text:p>569 578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04911" calcext:value-type="float">
            <text:p>304 911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986462" calcext:value-type="float">
            <text:p>986 462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24264" calcext:value-type="float">
            <text:p>324 264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55437" calcext:value-type="float">
            <text:p>55 437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333950" calcext:value-type="float">
            <text:p>333 950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732994" calcext:value-type="float">
            <text:p>732 994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813888" calcext:value-type="float">
            <text:p>813 888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82760" calcext:value-type="float">
            <text:p>82 76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696130" calcext:value-type="float">
            <text:p>696 130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09014" calcext:value-type="float">
            <text:p>109 014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85274" calcext:value-type="float">
            <text:p>85 274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78358" calcext:value-type="float">
            <text:p>178 358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963893" calcext:value-type="float">
            <text:p>963 893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54800" calcext:value-type="float">
            <text:p>54 800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47240" calcext:value-type="float">
            <text:p>247 24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35059" calcext:value-type="float">
            <text:p>235 059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82278" calcext:value-type="float">
            <text:p>282 278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584652" calcext:value-type="float">
            <text:p>1 584 652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550" calcext:value-type="float">
            <text:p>550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6822" calcext:value-type="float">
            <text:p>16 822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276178" calcext:value-type="float">
            <text:p>1 276 178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4792" calcext:value-type="float">
            <text:p>4 792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28505" calcext:value-type="float">
            <text:p>128 505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32544" calcext:value-type="float">
            <text:p>132 544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16760" calcext:value-type="float">
            <text:p>116 760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756940" calcext:value-type="float">
            <text:p>756 940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85275" calcext:value-type="float">
            <text:p>385 275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9651" calcext:value-type="float">
            <text:p>9 651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55891" calcext:value-type="float">
            <text:p>55 891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750100" calcext:value-type="float">
            <text:p>750 100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440" calcext:value-type="float">
            <text:p>1 440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53740" calcext:value-type="float">
            <text:p>53 74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2670" calcext:value-type="float">
            <text:p>2 670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57756" calcext:value-type="float">
            <text:p>357 756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53512" calcext:value-type="float">
            <text:p>53 512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de coton</text:p>
          </table:table-cell>
          <table:table-cell office:value-type="float" office:value="2940" calcext:value-type="float">
            <text:p>2 940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 </text:p>
          </table:table-cell>
          <table:table-cell office:value-type="float" office:value="13120" calcext:value-type="float">
            <text:p>13 12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7601" calcext:value-type="float">
            <text:p>27 601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42990" calcext:value-type="float">
            <text:p>242 990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6342" calcext:value-type="float">
            <text:p>6 342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08476" calcext:value-type="float">
            <text:p>108 476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1218" calcext:value-type="float">
            <text:p>41 218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137187" calcext:value-type="float">
            <text:p>1 137 187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75805" calcext:value-type="float">
            <text:p>75 805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83200" calcext:value-type="float">
            <text:p>183 200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3548" calcext:value-type="float">
            <text:p>13 548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7952" calcext:value-type="float">
            <text:p>27 952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97173" calcext:value-type="float">
            <text:p>197 173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33680" calcext:value-type="float">
            <text:p>133 68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6009" calcext:value-type="float">
            <text:p>6 009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17472" calcext:value-type="float">
            <text:p>117 472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73988" calcext:value-type="float">
            <text:p>73 988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77944" calcext:value-type="float">
            <text:p>77 944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1696" calcext:value-type="float">
            <text:p>11 696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49499" calcext:value-type="float">
            <text:p>49 499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42736" calcext:value-type="float">
            <text:p>42 736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928" calcext:value-type="float">
            <text:p>2 928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76885" calcext:value-type="float">
            <text:p>376 885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3289" calcext:value-type="float">
            <text:p>23 289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51936" calcext:value-type="float">
            <text:p>51 936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19580" calcext:value-type="float">
            <text:p>419 58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2435" calcext:value-type="float">
            <text:p>12 435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23168" calcext:value-type="float">
            <text:p>123 168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8712" calcext:value-type="float">
            <text:p>38 712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5114" calcext:value-type="float">
            <text:p>15 114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056950" calcext:value-type="float">
            <text:p>1 056 950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03396" calcext:value-type="float">
            <text:p>103 396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496628" calcext:value-type="float">
            <text:p>496 628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53860" calcext:value-type="float">
            <text:p>353 860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7970" calcext:value-type="float">
            <text:p>17 970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8562" calcext:value-type="float">
            <text:p>18 562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5336600" calcext:value-type="float">
            <text:p>5 336 60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46400" calcext:value-type="float">
            <text:p>46 400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859000" calcext:value-type="float">
            <text:p>859 00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215420" calcext:value-type="float">
            <text:p>215 420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742768" calcext:value-type="float">
            <text:p>742 768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3040" calcext:value-type="float">
            <text:p>3 040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4104159" calcext:value-type="float">
            <text:p>4 104 159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65637" calcext:value-type="float">
            <text:p>65 637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 </text:p>
          </table:table-cell>
          <table:table-cell office:value-type="float" office:value="50400" calcext:value-type="float">
            <text:p>50 400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473240" calcext:value-type="float">
            <text:p>473 24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568302" calcext:value-type="float">
            <text:p>568 302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70032" calcext:value-type="float">
            <text:p>170 032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4170" calcext:value-type="float">
            <text:p>14 170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92632" calcext:value-type="float">
            <text:p>192 632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9730" calcext:value-type="float">
            <text:p>29 730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6308" calcext:value-type="float">
            <text:p>16 308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89515" calcext:value-type="float">
            <text:p>89 515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0745" calcext:value-type="float">
            <text:p>30 745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05058" calcext:value-type="float">
            <text:p>105 058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98548" calcext:value-type="float">
            <text:p>98 548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76619" calcext:value-type="float">
            <text:p>76 619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85633" calcext:value-type="float">
            <text:p>185 633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4780" calcext:value-type="float">
            <text:p>14 780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93698" calcext:value-type="float">
            <text:p>93 698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507968" calcext:value-type="float">
            <text:p>507 968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8048" calcext:value-type="float">
            <text:p>28 048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441148" calcext:value-type="float">
            <text:p>441 148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5360" calcext:value-type="float">
            <text:p>15 360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73808" calcext:value-type="float">
            <text:p>73 808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20890" calcext:value-type="float">
            <text:p>120 890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67950" calcext:value-type="float">
            <text:p>67 950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645205" calcext:value-type="float">
            <text:p>645 205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0350" calcext:value-type="float">
            <text:p>10 350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5050" calcext:value-type="float">
            <text:p>5 05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128" calcext:value-type="float">
            <text:p>1 128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5180" calcext:value-type="float">
            <text:p>5 180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19960" calcext:value-type="float">
            <text:p>119 960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780" calcext:value-type="float">
            <text:p>780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418" calcext:value-type="float">
            <text:p>2 418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4555" calcext:value-type="float">
            <text:p>4 555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5261" calcext:value-type="float">
            <text:p>15 261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625" calcext:value-type="float">
            <text:p>2 625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460" calcext:value-type="float">
            <text:p>460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860" calcext:value-type="float">
            <text:p>86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8450" calcext:value-type="float">
            <text:p>8 450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303" calcext:value-type="float">
            <text:p>1 303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990" calcext:value-type="float">
            <text:p>99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610" calcext:value-type="float">
            <text:p>2 61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83412" calcext:value-type="float">
            <text:p>83 412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3960" calcext:value-type="float">
            <text:p>3 96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93282" calcext:value-type="float">
            <text:p>93 282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4707" calcext:value-type="float">
            <text:p>34 707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7370" calcext:value-type="float">
            <text:p>17 370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0600" calcext:value-type="float">
            <text:p>20 600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5250" calcext:value-type="float">
            <text:p>15 250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6160" calcext:value-type="float">
            <text:p>26 160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84000" calcext:value-type="float">
            <text:p>84 000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30200" calcext:value-type="float">
            <text:p>30 200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23182" calcext:value-type="float">
            <text:p>123 182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5576" calcext:value-type="float">
            <text:p>15 576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55722" calcext:value-type="float">
            <text:p>55 722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3654" calcext:value-type="float">
            <text:p>3 654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5350" calcext:value-type="float">
            <text:p>15 350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030" calcext:value-type="float">
            <text:p>2 030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43768" calcext:value-type="float">
            <text:p>43 768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2425" calcext:value-type="float">
            <text:p>12 425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41080" calcext:value-type="float">
            <text:p>41 080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1710" calcext:value-type="float">
            <text:p>11 710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25440" calcext:value-type="float">
            <text:p>225 44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46945" calcext:value-type="float">
            <text:p>46 945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580" calcext:value-type="float">
            <text:p>580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9859" calcext:value-type="float">
            <text:p>9 859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4548" calcext:value-type="float">
            <text:p>24 548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8780" calcext:value-type="float">
            <text:p>8 780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75184" calcext:value-type="float">
            <text:p>75 184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57570" calcext:value-type="float">
            <text:p>57 570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45816" calcext:value-type="float">
            <text:p>245 816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550" calcext:value-type="float">
            <text:p>550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0350" calcext:value-type="float">
            <text:p>10 350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122" calcext:value-type="float">
            <text:p>1 122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5370" calcext:value-type="float">
            <text:p>15 370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752" calcext:value-type="float">
            <text:p>1 752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5112" calcext:value-type="float">
            <text:p>5 112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8520" calcext:value-type="float">
            <text:p>8 520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820" calcext:value-type="float">
            <text:p>1 820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835" calcext:value-type="float">
            <text:p>835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1323" calcext:value-type="float">
            <text:p>11 323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71250" calcext:value-type="float">
            <text:p>71 250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2972" calcext:value-type="float">
            <text:p>22 972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906750" calcext:value-type="float">
            <text:p>906 750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74700" calcext:value-type="float">
            <text:p>74 700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7416" calcext:value-type="float">
            <text:p>7 416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760" calcext:value-type="float">
            <text:p>760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72793" calcext:value-type="float">
            <text:p>72 793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490" calcext:value-type="float">
            <text:p>1 490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450" calcext:value-type="float">
            <text:p>1 450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940" calcext:value-type="float">
            <text:p>3 940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9120" calcext:value-type="float">
            <text:p>9 120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3587" calcext:value-type="float">
            <text:p>13 587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0183" calcext:value-type="float">
            <text:p>50 183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1900" calcext:value-type="float">
            <text:p>11 900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806" calcext:value-type="float">
            <text:p>2 806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290" calcext:value-type="float">
            <text:p>5 290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4708" calcext:value-type="float">
            <text:p>4 708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470" calcext:value-type="float">
            <text:p>470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6605" calcext:value-type="float">
            <text:p>6 605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62227" calcext:value-type="float">
            <text:p>262 227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1760" calcext:value-type="float">
            <text:p>1 760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4705" calcext:value-type="float">
            <text:p>4 705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4296" calcext:value-type="float">
            <text:p>4 296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427" calcext:value-type="float">
            <text:p>2 427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53680" calcext:value-type="float">
            <text:p>153 680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5900" calcext:value-type="float">
            <text:p>15 900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66810" calcext:value-type="float">
            <text:p>166 810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58144" calcext:value-type="float">
            <text:p>58 144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48660" calcext:value-type="float">
            <text:p>148 660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17130" calcext:value-type="float">
            <text:p>317 130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1600" calcext:value-type="float">
            <text:p>11 600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946480" calcext:value-type="float">
            <text:p>946 480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5861600" calcext:value-type="float">
            <text:p>5 861 600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28800" calcext:value-type="float">
            <text:p>28 800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236660" calcext:value-type="float">
            <text:p>236 660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52100" calcext:value-type="float">
            <text:p>52 100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61616" calcext:value-type="float">
            <text:p>261 616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 </text:p>
          </table:table-cell>
          <table:table-cell office:value-type="float" office:value="1880" calcext:value-type="float">
            <text:p>1 880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7144" calcext:value-type="float">
            <text:p>7 144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635490" calcext:value-type="float">
            <text:p>635 490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95552" calcext:value-type="float">
            <text:p>195 552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79839" calcext:value-type="float">
            <text:p>279 839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1917" calcext:value-type="float">
            <text:p>21 917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740571" calcext:value-type="float">
            <text:p>740 571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40068" calcext:value-type="float">
            <text:p>140 068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49823" calcext:value-type="float">
            <text:p>149 823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83478" calcext:value-type="float">
            <text:p>83 478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4500" calcext:value-type="float">
            <text:p>14 500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887" calcext:value-type="float">
            <text:p>887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7866" calcext:value-type="float">
            <text:p>7 866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61608" calcext:value-type="float">
            <text:p>61 608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555130" calcext:value-type="float">
            <text:p>555 130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305945" calcext:value-type="float">
            <text:p>305 945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73391" calcext:value-type="float">
            <text:p>173 391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40426" calcext:value-type="float">
            <text:p>40 426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6713" calcext:value-type="float">
            <text:p>16 713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6863" calcext:value-type="float">
            <text:p>26 863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94212" calcext:value-type="float">
            <text:p>394 212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76189" calcext:value-type="float">
            <text:p>76 189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6784" calcext:value-type="float">
            <text:p>6 784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37011" calcext:value-type="float">
            <text:p>37 011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50430" calcext:value-type="float">
            <text:p>250 430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30485" calcext:value-type="float">
            <text:p>30 485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6695" calcext:value-type="float">
            <text:p>6 695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2538" calcext:value-type="float">
            <text:p>12 538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29664" calcext:value-type="float">
            <text:p>329 664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93900" calcext:value-type="float">
            <text:p>93 900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9960" calcext:value-type="float">
            <text:p>9 960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741164" calcext:value-type="float">
            <text:p>1 741 164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870" calcext:value-type="float">
            <text:p>870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24000" calcext:value-type="float">
            <text:p>324 000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236330" calcext:value-type="float">
            <text:p>236 330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336" calcext:value-type="float">
            <text:p>336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12117" calcext:value-type="float">
            <text:p>112 117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3644" calcext:value-type="float">
            <text:p>13 644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 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44790" calcext:value-type="float">
            <text:p>44 790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41" calcext:value-type="float">
            <text:p>241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5654" calcext:value-type="float">
            <text:p>25 654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8270" calcext:value-type="float">
            <text:p>28 270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97400" calcext:value-type="float">
            <text:p>97 400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3580" calcext:value-type="float">
            <text:p>53 580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2108" calcext:value-type="float">
            <text:p>22 108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01754" calcext:value-type="float">
            <text:p>101 754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7772" calcext:value-type="float">
            <text:p>7 772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9850" calcext:value-type="float">
            <text:p>9 850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49455" calcext:value-type="float">
            <text:p>49 455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3180" calcext:value-type="float">
            <text:p>13 180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4558" calcext:value-type="float">
            <text:p>4 558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4105" calcext:value-type="float">
            <text:p>4 105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302" calcext:value-type="float">
            <text:p>2 302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8740" calcext:value-type="float">
            <text:p>8 740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87840" calcext:value-type="float">
            <text:p>87 840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415" calcext:value-type="float">
            <text:p>1 415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34100" calcext:value-type="float">
            <text:p>134 100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965" calcext:value-type="float">
            <text:p>1 965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003" calcext:value-type="float">
            <text:p>1 003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44900" calcext:value-type="float">
            <text:p>44 900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5900" calcext:value-type="float">
            <text:p>15 900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150" calcext:value-type="float">
            <text:p>3 150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42940" calcext:value-type="float">
            <text:p>342 940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6375" calcext:value-type="float">
            <text:p>6 375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33800" calcext:value-type="float">
            <text:p>133 800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26720" calcext:value-type="float">
            <text:p>26 720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5432" calcext:value-type="float">
            <text:p>15 432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3975" calcext:value-type="float">
            <text:p>3 975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60" calcext:value-type="float">
            <text:p>260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49044" calcext:value-type="float">
            <text:p>49 044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426" calcext:value-type="float">
            <text:p>426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3807" calcext:value-type="float">
            <text:p>3 807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380" calcext:value-type="float">
            <text:p>1 380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7260" calcext:value-type="float">
            <text:p>7 260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0753" calcext:value-type="float">
            <text:p>10 753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340" calcext:value-type="float">
            <text:p>2 340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040" calcext:value-type="float">
            <text:p>1 040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61611" calcext:value-type="float">
            <text:p>61 611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5140" calcext:value-type="float">
            <text:p>5 140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7880" calcext:value-type="float">
            <text:p>7 880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730" calcext:value-type="float">
            <text:p>2 730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425" calcext:value-type="float">
            <text:p>2 425 <text:s text:c="2"/></text:p>
          </table:table-cell>
          <table:table-cell table:number-columns-repeated="1016"/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440" calcext:value-type="float">
            <text:p>440 <text:s text:c="2"/></text:p>
          </table:table-cell>
          <table:table-cell table:number-columns-repeated="1016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0393" calcext:value-type="float">
            <text:p>30 393 <text:s text:c="2"/></text:p>
          </table:table-cell>
          <table:table-cell table:number-columns-repeated="1016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690" calcext:value-type="float">
            <text:p>2 690 <text:s text:c="2"/></text:p>
          </table:table-cell>
          <table:table-cell table:number-columns-repeated="1016"/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162" calcext:value-type="float">
            <text:p>1 162 <text:s text:c="2"/></text:p>
          </table:table-cell>
          <table:table-cell table:number-columns-repeated="1016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4428" calcext:value-type="float">
            <text:p>54 428 <text:s text:c="2"/></text:p>
          </table:table-cell>
          <table:table-cell table:number-columns-repeated="1016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624" calcext:value-type="float">
            <text:p>624 <text:s text:c="2"/></text:p>
          </table:table-cell>
          <table:table-cell table:number-columns-repeated="1016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453" calcext:value-type="float">
            <text:p>453 <text:s text:c="2"/></text:p>
          </table:table-cell>
          <table:table-cell table:number-columns-repeated="1016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7608" calcext:value-type="float">
            <text:p>7 608 <text:s text:c="2"/></text:p>
          </table:table-cell>
          <table:table-cell table:number-columns-repeated="1016"/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6310" calcext:value-type="float">
            <text:p>6 310 <text:s text:c="2"/></text:p>
          </table:table-cell>
          <table:table-cell table:number-columns-repeated="1016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9920" calcext:value-type="float">
            <text:p>29 920 <text:s text:c="2"/></text:p>
          </table:table-cell>
          <table:table-cell table:number-columns-repeated="1016"/>
        </table:table-row>
        <table:table-row table:style-name="ro2">
          <table:table-cell office:value-type="float" office:value="1058" calcext:value-type="float">
            <text:p>10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4890" calcext:value-type="float">
            <text:p>4 890 <text:s text:c="2"/></text:p>
          </table:table-cell>
          <table:table-cell table:number-columns-repeated="1016"/>
        </table:table-row>
        <table:table-row table:style-name="ro2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6240" calcext:value-type="float">
            <text:p>6 240 <text:s text:c="2"/></text:p>
          </table:table-cell>
          <table:table-cell table:number-columns-repeated="1016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5720" calcext:value-type="float">
            <text:p>5 720 <text:s text:c="2"/></text:p>
          </table:table-cell>
          <table:table-cell table:number-columns-repeated="1016"/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290" calcext:value-type="float">
            <text:p>3 290 <text:s text:c="2"/></text:p>
          </table:table-cell>
          <table:table-cell table:number-columns-repeated="1016"/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2668" calcext:value-type="float">
            <text:p>12 668 <text:s text:c="2"/></text:p>
          </table:table-cell>
          <table:table-cell table:number-columns-repeated="1016"/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5888" calcext:value-type="float">
            <text:p>15 888 <text:s text:c="2"/></text:p>
          </table:table-cell>
          <table:table-cell table:number-columns-repeated="1016"/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4360" calcext:value-type="float">
            <text:p>4 360 <text:s text:c="2"/></text:p>
          </table:table-cell>
          <table:table-cell table:number-columns-repeated="1016"/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345" calcext:value-type="float">
            <text:p>3 345 <text:s text:c="2"/></text:p>
          </table:table-cell>
          <table:table-cell table:number-columns-repeated="1016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1815" calcext:value-type="float">
            <text:p>11 815 <text:s text:c="2"/></text:p>
          </table:table-cell>
          <table:table-cell table:number-columns-repeated="1016"/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440" calcext:value-type="float">
            <text:p>1 440 <text:s text:c="2"/></text:p>
          </table:table-cell>
          <table:table-cell table:number-columns-repeated="1016"/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4520" calcext:value-type="float">
            <text:p>4 520 <text:s text:c="2"/></text:p>
          </table:table-cell>
          <table:table-cell table:number-columns-repeated="1016"/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9536" calcext:value-type="float">
            <text:p>29 536 <text:s text:c="2"/></text:p>
          </table:table-cell>
          <table:table-cell table:number-columns-repeated="1016"/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765" calcext:value-type="float">
            <text:p>765 <text:s text:c="2"/></text:p>
          </table:table-cell>
          <table:table-cell table:number-columns-repeated="1016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210" calcext:value-type="float">
            <text:p>1 210 <text:s text:c="2"/></text:p>
          </table:table-cell>
          <table:table-cell table:number-columns-repeated="1016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125" calcext:value-type="float">
            <text:p>1 125 <text:s text:c="2"/></text:p>
          </table:table-cell>
          <table:table-cell table:number-columns-repeated="1016"/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645" calcext:value-type="float">
            <text:p>1 645 <text:s text:c="2"/></text:p>
          </table:table-cell>
          <table:table-cell table:number-columns-repeated="1016"/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5851" calcext:value-type="float">
            <text:p>15 851 <text:s text:c="2"/></text:p>
          </table:table-cell>
          <table:table-cell table:number-columns-repeated="1016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7200" calcext:value-type="float">
            <text:p>37 200 <text:s text:c="2"/></text:p>
          </table:table-cell>
          <table:table-cell table:number-columns-repeated="1016"/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465" calcext:value-type="float">
            <text:p>4 465 <text:s text:c="2"/></text:p>
          </table:table-cell>
          <table:table-cell table:number-columns-repeated="1016"/>
        </table:table-row>
        <table:table-row table:style-name="ro2">
          <table:table-cell office:value-type="float" office:value="1081" calcext:value-type="float">
            <text:p>10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440" calcext:value-type="float">
            <text:p>1 440 <text:s text:c="2"/></text:p>
          </table:table-cell>
          <table:table-cell table:number-columns-repeated="1016"/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3396" calcext:value-type="float">
            <text:p>3 396 <text:s text:c="2"/></text:p>
          </table:table-cell>
          <table:table-cell table:number-columns-repeated="1016"/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370" calcext:value-type="float">
            <text:p>370 <text:s text:c="2"/></text:p>
          </table:table-cell>
          <table:table-cell table:number-columns-repeated="1016"/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320" calcext:value-type="float">
            <text:p>1 320 <text:s text:c="2"/></text:p>
          </table:table-cell>
          <table:table-cell table:number-columns-repeated="1016"/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065" calcext:value-type="float">
            <text:p>2 065 <text:s text:c="2"/></text:p>
          </table:table-cell>
          <table:table-cell table:number-columns-repeated="1016"/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8105" calcext:value-type="float">
            <text:p>8 105 <text:s text:c="2"/></text:p>
          </table:table-cell>
          <table:table-cell table:number-columns-repeated="1016"/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780" calcext:value-type="float">
            <text:p>1 780 <text:s text:c="2"/></text:p>
          </table:table-cell>
          <table:table-cell table:number-columns-repeated="1016"/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950" calcext:value-type="float">
            <text:p>2 950 <text:s text:c="2"/></text:p>
          </table:table-cell>
          <table:table-cell table:number-columns-repeated="1016"/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08" calcext:value-type="float">
            <text:p>308 <text:s text:c="2"/></text:p>
          </table:table-cell>
          <table:table-cell table:number-columns-repeated="1016"/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4810" calcext:value-type="float">
            <text:p>4 810 <text:s text:c="2"/></text:p>
          </table:table-cell>
          <table:table-cell table:number-columns-repeated="1016"/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340" calcext:value-type="float">
            <text:p>2 340 <text:s text:c="2"/></text:p>
          </table:table-cell>
          <table:table-cell table:number-columns-repeated="1016"/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430" calcext:value-type="float">
            <text:p>5 430 <text:s text:c="2"/></text:p>
          </table:table-cell>
          <table:table-cell table:number-columns-repeated="1016"/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8840" calcext:value-type="float">
            <text:p>18 840 <text:s text:c="2"/></text:p>
          </table:table-cell>
          <table:table-cell table:number-columns-repeated="1016"/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895" calcext:value-type="float">
            <text:p>3 895 <text:s text:c="2"/></text:p>
          </table:table-cell>
          <table:table-cell table:number-columns-repeated="1016"/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3080" calcext:value-type="float">
            <text:p>3 080 <text:s text:c="2"/></text:p>
          </table:table-cell>
          <table:table-cell table:number-columns-repeated="1016"/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3728" calcext:value-type="float">
            <text:p>13 728 <text:s text:c="2"/></text:p>
          </table:table-cell>
          <table:table-cell table:number-columns-repeated="1016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7827" calcext:value-type="float">
            <text:p>7 827 <text:s text:c="2"/></text:p>
          </table:table-cell>
          <table:table-cell table:number-columns-repeated="1016"/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7720" calcext:value-type="float">
            <text:p>17 720 <text:s text:c="2"/></text:p>
          </table:table-cell>
          <table:table-cell table:number-columns-repeated="1016"/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6076" calcext:value-type="float">
            <text:p>26 076 <text:s text:c="2"/></text:p>
          </table:table-cell>
          <table:table-cell table:number-columns-repeated="1016"/>
        </table:table-row>
        <table:table-row table:style-name="ro2">
          <table:table-cell office:value-type="float" office:value="1105" calcext:value-type="float">
            <text:p>1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480" calcext:value-type="float">
            <text:p>480 <text:s text:c="2"/></text:p>
          </table:table-cell>
          <table:table-cell table:number-columns-repeated="1016"/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3591" calcext:value-type="float">
            <text:p>33 591 <text:s text:c="2"/></text:p>
          </table:table-cell>
          <table:table-cell table:number-columns-repeated="1016"/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7742" calcext:value-type="float">
            <text:p>37 742 <text:s text:c="2"/></text:p>
          </table:table-cell>
          <table:table-cell table:number-columns-repeated="1016"/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112" calcext:value-type="float">
            <text:p>2 112 <text:s text:c="2"/></text:p>
          </table:table-cell>
          <table:table-cell table:number-columns-repeated="1016"/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77561" calcext:value-type="float">
            <text:p>77 561 <text:s text:c="2"/></text:p>
          </table:table-cell>
          <table:table-cell table:number-columns-repeated="1016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4550" calcext:value-type="float">
            <text:p>14 550 <text:s text:c="2"/></text:p>
          </table:table-cell>
          <table:table-cell table:number-columns-repeated="1016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45284" calcext:value-type="float">
            <text:p>145 284 <text:s text:c="2"/></text:p>
          </table:table-cell>
          <table:table-cell table:number-columns-repeated="1016"/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1043" calcext:value-type="float">
            <text:p>11 043 <text:s text:c="2"/></text:p>
          </table:table-cell>
          <table:table-cell table:number-columns-repeated="1016"/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10181" calcext:value-type="float">
            <text:p>110 181 <text:s text:c="2"/></text:p>
          </table:table-cell>
          <table:table-cell table:number-columns-repeated="1016"/>
        </table:table-row>
        <table:table-row table:style-name="ro2">
          <table:table-cell office:value-type="float" office:value="1114" calcext:value-type="float">
            <text:p>11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41050" calcext:value-type="float">
            <text:p>41 050 <text:s text:c="2"/></text:p>
          </table:table-cell>
          <table:table-cell table:number-columns-repeated="1016"/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63261" calcext:value-type="float">
            <text:p>63 261 <text:s text:c="2"/></text:p>
          </table:table-cell>
          <table:table-cell table:number-columns-repeated="1016"/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7750" calcext:value-type="float">
            <text:p>7 750 <text:s text:c="2"/></text:p>
          </table:table-cell>
          <table:table-cell table:number-columns-repeated="1016"/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1289" calcext:value-type="float">
            <text:p>51 289 <text:s text:c="2"/></text:p>
          </table:table-cell>
          <table:table-cell table:number-columns-repeated="1016"/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193" calcext:value-type="float">
            <text:p>3 193 <text:s text:c="2"/></text:p>
          </table:table-cell>
          <table:table-cell table:number-columns-repeated="1016"/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824" calcext:value-type="float">
            <text:p>4 824 <text:s text:c="2"/></text:p>
          </table:table-cell>
          <table:table-cell table:number-columns-repeated="1016"/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74800" calcext:value-type="float">
            <text:p>74 800 <text:s text:c="2"/></text:p>
          </table:table-cell>
          <table:table-cell table:number-columns-repeated="1016"/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4290" calcext:value-type="float">
            <text:p>4 290 <text:s text:c="2"/></text:p>
          </table:table-cell>
          <table:table-cell table:number-columns-repeated="1016"/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6696" calcext:value-type="float">
            <text:p>26 696 <text:s text:c="2"/></text:p>
          </table:table-cell>
          <table:table-cell table:number-columns-repeated="1016"/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28650" calcext:value-type="float">
            <text:p>328 650 <text:s text:c="2"/></text:p>
          </table:table-cell>
          <table:table-cell table:number-columns-repeated="1016"/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84000" calcext:value-type="float">
            <text:p>84 000 <text:s text:c="2"/></text:p>
          </table:table-cell>
          <table:table-cell table:number-columns-repeated="1016"/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98112" calcext:value-type="float">
            <text:p>98 112 <text:s text:c="2"/></text:p>
          </table:table-cell>
          <table:table-cell table:number-columns-repeated="1016"/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809200" calcext:value-type="float">
            <text:p>809 200 <text:s text:c="2"/></text:p>
          </table:table-cell>
          <table:table-cell table:number-columns-repeated="1016"/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20400" calcext:value-type="float">
            <text:p>20 400 <text:s text:c="2"/></text:p>
          </table:table-cell>
          <table:table-cell table:number-columns-repeated="1016"/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51650" calcext:value-type="float">
            <text:p>51 650 <text:s text:c="2"/></text:p>
          </table:table-cell>
          <table:table-cell table:number-columns-repeated="1016"/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0640" calcext:value-type="float">
            <text:p>10 640 <text:s text:c="2"/></text:p>
          </table:table-cell>
          <table:table-cell table:number-columns-repeated="1016"/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09200" calcext:value-type="float">
            <text:p>109 200 <text:s text:c="2"/></text:p>
          </table:table-cell>
          <table:table-cell table:number-columns-repeated="1016"/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452901" calcext:value-type="float">
            <text:p>452 901 <text:s text:c="2"/></text:p>
          </table:table-cell>
          <table:table-cell table:number-columns-repeated="1016"/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3168" calcext:value-type="float">
            <text:p>3 168 <text:s text:c="2"/></text:p>
          </table:table-cell>
          <table:table-cell table:number-columns-repeated="1016"/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33098" calcext:value-type="float">
            <text:p>133 098 <text:s text:c="2"/></text:p>
          </table:table-cell>
          <table:table-cell table:number-columns-repeated="1016"/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0836" calcext:value-type="float">
            <text:p>10 836 <text:s text:c="2"/></text:p>
          </table:table-cell>
          <table:table-cell table:number-columns-repeated="1016"/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8841" calcext:value-type="float">
            <text:p>28 841 <text:s text:c="2"/></text:p>
          </table:table-cell>
          <table:table-cell table:number-columns-repeated="1016"/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214" calcext:value-type="float">
            <text:p>1 214 <text:s text:c="2"/></text:p>
          </table:table-cell>
          <table:table-cell table:number-columns-repeated="1016"/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7008" calcext:value-type="float">
            <text:p>67 008 <text:s text:c="2"/></text:p>
          </table:table-cell>
          <table:table-cell table:number-columns-repeated="1016"/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66478" calcext:value-type="float">
            <text:p>66 478 <text:s text:c="2"/></text:p>
          </table:table-cell>
          <table:table-cell table:number-columns-repeated="1016"/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4114" calcext:value-type="float">
            <text:p>4 114 <text:s text:c="2"/></text:p>
          </table:table-cell>
          <table:table-cell table:number-columns-repeated="1016"/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7421" calcext:value-type="float">
            <text:p>17 421 <text:s text:c="2"/></text:p>
          </table:table-cell>
          <table:table-cell table:number-columns-repeated="1016"/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8805" calcext:value-type="float">
            <text:p>8 805 <text:s text:c="2"/></text:p>
          </table:table-cell>
          <table:table-cell table:number-columns-repeated="1016"/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73043" calcext:value-type="float">
            <text:p>373 043 <text:s text:c="2"/></text:p>
          </table:table-cell>
          <table:table-cell table:number-columns-repeated="1016"/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4096" calcext:value-type="float">
            <text:p>14 096 <text:s text:c="2"/></text:p>
          </table:table-cell>
          <table:table-cell table:number-columns-repeated="1016"/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6078" calcext:value-type="float">
            <text:p>26 078 <text:s text:c="2"/></text:p>
          </table:table-cell>
          <table:table-cell table:number-columns-repeated="1016"/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41198" calcext:value-type="float">
            <text:p>41 198 <text:s text:c="2"/></text:p>
          </table:table-cell>
          <table:table-cell table:number-columns-repeated="1016"/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67045" calcext:value-type="float">
            <text:p>167 045 <text:s text:c="2"/></text:p>
          </table:table-cell>
          <table:table-cell table:number-columns-repeated="1016"/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2578" calcext:value-type="float">
            <text:p>12 578 <text:s text:c="2"/></text:p>
          </table:table-cell>
          <table:table-cell table:number-columns-repeated="1016"/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480" calcext:value-type="float">
            <text:p>2 480 <text:s text:c="2"/></text:p>
          </table:table-cell>
          <table:table-cell table:number-columns-repeated="1016"/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7464" calcext:value-type="float">
            <text:p>7 464 <text:s text:c="2"/></text:p>
          </table:table-cell>
          <table:table-cell table:number-columns-repeated="1016"/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8368" calcext:value-type="float">
            <text:p>58 368 <text:s text:c="2"/></text:p>
          </table:table-cell>
          <table:table-cell table:number-columns-repeated="1016"/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53483" calcext:value-type="float">
            <text:p>53 483 <text:s text:c="2"/></text:p>
          </table:table-cell>
          <table:table-cell table:number-columns-repeated="1016"/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02187" calcext:value-type="float">
            <text:p>102 187 <text:s text:c="2"/></text:p>
          </table:table-cell>
          <table:table-cell table:number-columns-repeated="1016"/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3403" calcext:value-type="float">
            <text:p>3 403 <text:s text:c="2"/></text:p>
          </table:table-cell>
          <table:table-cell table:number-columns-repeated="1016"/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14583" calcext:value-type="float">
            <text:p>214 583 <text:s text:c="2"/></text:p>
          </table:table-cell>
          <table:table-cell table:number-columns-repeated="1016"/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450" calcext:value-type="float">
            <text:p>2 450 <text:s text:c="2"/></text:p>
          </table:table-cell>
          <table:table-cell table:number-columns-repeated="1016"/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360" calcext:value-type="float">
            <text:p>360 <text:s text:c="2"/></text:p>
          </table:table-cell>
          <table:table-cell table:number-columns-repeated="1016"/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1280" calcext:value-type="float">
            <text:p>31 280 <text:s text:c="2"/></text:p>
          </table:table-cell>
          <table:table-cell table:number-columns-repeated="1016"/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5096" calcext:value-type="float">
            <text:p>5 096 <text:s text:c="2"/></text:p>
          </table:table-cell>
          <table:table-cell table:number-columns-repeated="1016"/>
        </table:table-row>
        <table:table-row table:style-name="ro2">
          <table:table-cell office:value-type="float" office:value="1164" calcext:value-type="float">
            <text:p>11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3674" calcext:value-type="float">
            <text:p>3 674 <text:s text:c="2"/></text:p>
          </table:table-cell>
          <table:table-cell table:number-columns-repeated="1016"/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43236" calcext:value-type="float">
            <text:p>43 236 <text:s text:c="2"/></text:p>
          </table:table-cell>
          <table:table-cell table:number-columns-repeated="1016"/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5140" calcext:value-type="float">
            <text:p>5 140 <text:s text:c="2"/></text:p>
          </table:table-cell>
          <table:table-cell table:number-columns-repeated="1016"/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7430" calcext:value-type="float">
            <text:p>7 430 <text:s text:c="2"/></text:p>
          </table:table-cell>
          <table:table-cell table:number-columns-repeated="1016"/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7070" calcext:value-type="float">
            <text:p>7 070 <text:s text:c="2"/></text:p>
          </table:table-cell>
          <table:table-cell table:number-columns-repeated="1016"/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890" calcext:value-type="float">
            <text:p>1 890 <text:s text:c="2"/></text:p>
          </table:table-cell>
          <table:table-cell table:number-columns-repeated="1016"/>
        </table:table-row>
        <table:table-row table:style-name="ro2">
          <table:table-cell office:value-type="float" office:value="1171" calcext:value-type="float">
            <text:p>11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9274" calcext:value-type="float">
            <text:p>9 274 <text:s text:c="2"/></text:p>
          </table:table-cell>
          <table:table-cell table:number-columns-repeated="1016"/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3388" calcext:value-type="float">
            <text:p>13 388 <text:s text:c="2"/></text:p>
          </table:table-cell>
          <table:table-cell table:number-columns-repeated="1016"/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20" calcext:value-type="float">
            <text:p>220 <text:s text:c="2"/></text:p>
          </table:table-cell>
          <table:table-cell table:number-columns-repeated="1016"/>
        </table:table-row>
        <table:table-row table:style-name="ro2">
          <table:table-cell office:value-type="float" office:value="1176" calcext:value-type="float">
            <text:p>11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4260" calcext:value-type="float">
            <text:p>24 260 <text:s text:c="2"/></text:p>
          </table:table-cell>
          <table:table-cell table:number-columns-repeated="1016"/>
        </table:table-row>
        <table:table-row table:style-name="ro2">
          <table:table-cell office:value-type="float" office:value="1177" calcext:value-type="float">
            <text:p>11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7750" calcext:value-type="float">
            <text:p>7 750 <text:s text:c="2"/></text:p>
          </table:table-cell>
          <table:table-cell table:number-columns-repeated="1016"/>
        </table:table-row>
        <table:table-row table:style-name="ro2">
          <table:table-cell office:value-type="float" office:value="1178" calcext:value-type="float">
            <text:p>11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150" calcext:value-type="float">
            <text:p>1 150 <text:s text:c="2"/></text:p>
          </table:table-cell>
          <table:table-cell table:number-columns-repeated="1016"/>
        </table:table-row>
        <table:table-row table:style-name="ro2">
          <table:table-cell office:value-type="float" office:value="1179" calcext:value-type="float">
            <text:p>11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180" calcext:value-type="float">
            <text:p>11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6426" calcext:value-type="float">
            <text:p>6 426 <text:s text:c="2"/></text:p>
          </table:table-cell>
          <table:table-cell table:number-columns-repeated="1016"/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2600" calcext:value-type="float">
            <text:p>32 600 <text:s text:c="2"/></text:p>
          </table:table-cell>
          <table:table-cell table:number-columns-repeated="1016"/>
        </table:table-row>
        <table:table-row table:style-name="ro2">
          <table:table-cell office:value-type="float" office:value="1183" calcext:value-type="float">
            <text:p>11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770" calcext:value-type="float">
            <text:p>770 <text:s text:c="2"/></text:p>
          </table:table-cell>
          <table:table-cell table:number-columns-repeated="1016"/>
        </table:table-row>
        <table:table-row table:style-name="ro2">
          <table:table-cell office:value-type="float" office:value="1184" calcext:value-type="float">
            <text:p>11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185" calcext:value-type="float">
            <text:p>11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1500" calcext:value-type="float">
            <text:p>31 500 <text:s text:c="2"/></text:p>
          </table:table-cell>
          <table:table-cell table:number-columns-repeated="1016"/>
        </table:table-row>
        <table:table-row table:style-name="ro2">
          <table:table-cell office:value-type="float" office:value="1186" calcext:value-type="float">
            <text:p>11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565" calcext:value-type="float">
            <text:p>3 565 <text:s text:c="2"/></text:p>
          </table:table-cell>
          <table:table-cell table:number-columns-repeated="1016"/>
        </table:table-row>
        <table:table-row table:style-name="ro2">
          <table:table-cell office:value-type="float" office:value="1187" calcext:value-type="float">
            <text:p>11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26200" calcext:value-type="float">
            <text:p>26 200 <text:s text:c="2"/></text:p>
          </table:table-cell>
          <table:table-cell table:number-columns-repeated="1016"/>
        </table:table-row>
        <table:table-row table:style-name="ro2">
          <table:table-cell office:value-type="float" office:value="1188" calcext:value-type="float">
            <text:p>11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1189" calcext:value-type="float">
            <text:p>11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6304" calcext:value-type="float">
            <text:p>26 304 <text:s text:c="2"/></text:p>
          </table:table-cell>
          <table:table-cell table:number-columns-repeated="1016"/>
        </table:table-row>
        <table:table-row table:style-name="ro2">
          <table:table-cell office:value-type="float" office:value="1190" calcext:value-type="float">
            <text:p>11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5769" calcext:value-type="float">
            <text:p>35 769 <text:s text:c="2"/></text:p>
          </table:table-cell>
          <table:table-cell table:number-columns-repeated="1016"/>
        </table:table-row>
        <table:table-row table:style-name="ro2">
          <table:table-cell office:value-type="float" office:value="1191" calcext:value-type="float">
            <text:p>11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1445" calcext:value-type="float">
            <text:p>11 445 <text:s text:c="2"/></text:p>
          </table:table-cell>
          <table:table-cell table:number-columns-repeated="1016"/>
        </table:table-row>
        <table:table-row table:style-name="ro2">
          <table:table-cell office:value-type="float" office:value="1192" calcext:value-type="float">
            <text:p>11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78276" calcext:value-type="float">
            <text:p>78 276 <text:s text:c="2"/></text:p>
          </table:table-cell>
          <table:table-cell table:number-columns-repeated="1016"/>
        </table:table-row>
        <table:table-row table:style-name="ro2">
          <table:table-cell office:value-type="float" office:value="1193" calcext:value-type="float">
            <text:p>11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7600" calcext:value-type="float">
            <text:p>27 600 <text:s text:c="2"/></text:p>
          </table:table-cell>
          <table:table-cell table:number-columns-repeated="1016"/>
        </table:table-row>
        <table:table-row table:style-name="ro2">
          <table:table-cell office:value-type="float" office:value="1194" calcext:value-type="float">
            <text:p>11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40704" calcext:value-type="float">
            <text:p>40 704 <text:s text:c="2"/></text:p>
          </table:table-cell>
          <table:table-cell table:number-columns-repeated="1016"/>
        </table:table-row>
        <table:table-row table:style-name="ro2">
          <table:table-cell office:value-type="float" office:value="1195" calcext:value-type="float">
            <text:p>11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1415" calcext:value-type="float">
            <text:p>11 415 <text:s text:c="2"/></text:p>
          </table:table-cell>
          <table:table-cell table:number-columns-repeated="1016"/>
        </table:table-row>
        <table:table-row table:style-name="ro2">
          <table:table-cell office:value-type="float" office:value="1196" calcext:value-type="float">
            <text:p>11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119344" calcext:value-type="float">
            <text:p>1 119 344 <text:s text:c="2"/></text:p>
          </table:table-cell>
          <table:table-cell table:number-columns-repeated="1016"/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1785" calcext:value-type="float">
            <text:p>31 785 <text:s text:c="2"/></text:p>
          </table:table-cell>
          <table:table-cell table:number-columns-repeated="1016"/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84052" calcext:value-type="float">
            <text:p>84 052 <text:s text:c="2"/></text:p>
          </table:table-cell>
          <table:table-cell table:number-columns-repeated="1016"/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87746" calcext:value-type="float">
            <text:p>187 746 <text:s text:c="2"/></text:p>
          </table:table-cell>
          <table:table-cell table:number-columns-repeated="1016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292700" calcext:value-type="float">
            <text:p>1 292 700 <text:s text:c="2"/></text:p>
          </table:table-cell>
          <table:table-cell table:number-columns-repeated="1016"/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3864" calcext:value-type="float">
            <text:p>3 864 <text:s text:c="2"/></text:p>
          </table:table-cell>
          <table:table-cell table:number-columns-repeated="1016"/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5656" calcext:value-type="float">
            <text:p>5 656 <text:s text:c="2"/></text:p>
          </table:table-cell>
          <table:table-cell table:number-columns-repeated="1016"/>
        </table:table-row>
        <table:table-row table:style-name="ro2">
          <table:table-cell office:value-type="float" office:value="1205" calcext:value-type="float">
            <text:p>12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665099" calcext:value-type="float">
            <text:p>665 099 <text:s text:c="2"/></text:p>
          </table:table-cell>
          <table:table-cell table:number-columns-repeated="1016"/>
        </table:table-row>
        <table:table-row table:style-name="ro2"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69042" calcext:value-type="float">
            <text:p>69 042 <text:s text:c="2"/></text:p>
          </table:table-cell>
          <table:table-cell table:number-columns-repeated="1016"/>
        </table:table-row>
        <table:table-row table:style-name="ro2">
          <table:table-cell office:value-type="float" office:value="1207" calcext:value-type="float">
            <text:p>12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 </text:p>
          </table:table-cell>
          <table:table-cell office:value-type="float" office:value="13600" calcext:value-type="float">
            <text:p>13 600 <text:s text:c="2"/></text:p>
          </table:table-cell>
          <table:table-cell table:number-columns-repeated="1016"/>
        </table:table-row>
        <table:table-row table:style-name="ro2">
          <table:table-cell office:value-type="float" office:value="1208" calcext:value-type="float">
            <text:p>12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7937" calcext:value-type="float">
            <text:p>17 937 <text:s text:c="2"/></text:p>
          </table:table-cell>
          <table:table-cell table:number-columns-repeated="1016"/>
        </table:table-row>
        <table:table-row table:style-name="ro2">
          <table:table-cell office:value-type="float" office:value="1209" calcext:value-type="float">
            <text:p>12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74637" calcext:value-type="float">
            <text:p>74 637 <text:s text:c="2"/></text:p>
          </table:table-cell>
          <table:table-cell table:number-columns-repeated="1016"/>
        </table:table-row>
        <table:table-row table:style-name="ro2">
          <table:table-cell office:value-type="float" office:value="1210" calcext:value-type="float">
            <text:p>12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8924" calcext:value-type="float">
            <text:p>18 924 <text:s text:c="2"/></text:p>
          </table:table-cell>
          <table:table-cell table:number-columns-repeated="1016"/>
        </table:table-row>
        <table:table-row table:style-name="ro2">
          <table:table-cell office:value-type="float" office:value="1211" calcext:value-type="float">
            <text:p>12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89132" calcext:value-type="float">
            <text:p>89 132 <text:s text:c="2"/></text:p>
          </table:table-cell>
          <table:table-cell table:number-columns-repeated="1016"/>
        </table:table-row>
        <table:table-row table:style-name="ro2">
          <table:table-cell office:value-type="float" office:value="1212" calcext:value-type="float">
            <text:p>12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8637" calcext:value-type="float">
            <text:p>18 637 <text:s text:c="2"/></text:p>
          </table:table-cell>
          <table:table-cell table:number-columns-repeated="1016"/>
        </table:table-row>
        <table:table-row table:style-name="ro2">
          <table:table-cell office:value-type="float" office:value="1213" calcext:value-type="float">
            <text:p>12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45312" calcext:value-type="float">
            <text:p>45 312 <text:s text:c="2"/></text:p>
          </table:table-cell>
          <table:table-cell table:number-columns-repeated="1016"/>
        </table:table-row>
        <table:table-row table:style-name="ro2">
          <table:table-cell office:value-type="float" office:value="1214" calcext:value-type="float">
            <text:p>12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860" calcext:value-type="float">
            <text:p>860 <text:s text:c="2"/></text:p>
          </table:table-cell>
          <table:table-cell table:number-columns-repeated="1016"/>
        </table:table-row>
        <table:table-row table:style-name="ro2">
          <table:table-cell office:value-type="float" office:value="1215" calcext:value-type="float">
            <text:p>12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6284" calcext:value-type="float">
            <text:p>26 284 <text:s text:c="2"/></text:p>
          </table:table-cell>
          <table:table-cell table:number-columns-repeated="1016"/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4120" calcext:value-type="float">
            <text:p>4 120 <text:s text:c="2"/></text:p>
          </table:table-cell>
          <table:table-cell table:number-columns-repeated="1016"/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35206" calcext:value-type="float">
            <text:p>235 206 <text:s text:c="2"/></text:p>
          </table:table-cell>
          <table:table-cell table:number-columns-repeated="1016"/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9212" calcext:value-type="float">
            <text:p>9 212 <text:s text:c="2"/></text:p>
          </table:table-cell>
          <table:table-cell table:number-columns-repeated="1016"/>
        </table:table-row>
        <table:table-row table:style-name="ro2">
          <table:table-cell office:value-type="float" office:value="1219" calcext:value-type="float">
            <text:p>12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85385" calcext:value-type="float">
            <text:p>85 385 <text:s text:c="2"/></text:p>
          </table:table-cell>
          <table:table-cell table:number-columns-repeated="1016"/>
        </table:table-row>
        <table:table-row table:style-name="ro2">
          <table:table-cell office:value-type="float" office:value="1220" calcext:value-type="float">
            <text:p>12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29609" calcext:value-type="float">
            <text:p>129 609 <text:s text:c="2"/></text:p>
          </table:table-cell>
          <table:table-cell table:number-columns-repeated="1016"/>
        </table:table-row>
        <table:table-row table:style-name="ro2">
          <table:table-cell office:value-type="float" office:value="1221" calcext:value-type="float">
            <text:p>12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8540" calcext:value-type="float">
            <text:p>8 540 <text:s text:c="2"/></text:p>
          </table:table-cell>
          <table:table-cell table:number-columns-repeated="1016"/>
        </table:table-row>
        <table:table-row table:style-name="ro2">
          <table:table-cell office:value-type="float" office:value="1222" calcext:value-type="float">
            <text:p>12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8506" calcext:value-type="float">
            <text:p>38 506 <text:s text:c="2"/></text:p>
          </table:table-cell>
          <table:table-cell table:number-columns-repeated="1016"/>
        </table:table-row>
        <table:table-row table:style-name="ro2">
          <table:table-cell office:value-type="float" office:value="1223" calcext:value-type="float">
            <text:p>12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34500" calcext:value-type="float">
            <text:p>34 500 <text:s text:c="2"/></text:p>
          </table:table-cell>
          <table:table-cell table:number-columns-repeated="1016"/>
        </table:table-row>
        <table:table-row table:style-name="ro2">
          <table:table-cell office:value-type="float" office:value="1224" calcext:value-type="float">
            <text:p>12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3664" calcext:value-type="float">
            <text:p>33 664 <text:s text:c="2"/></text:p>
          </table:table-cell>
          <table:table-cell table:number-columns-repeated="1016"/>
        </table:table-row>
        <table:table-row table:style-name="ro2">
          <table:table-cell office:value-type="float" office:value="1225" calcext:value-type="float">
            <text:p>12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7985" calcext:value-type="float">
            <text:p>17 985 <text:s text:c="2"/></text:p>
          </table:table-cell>
          <table:table-cell table:number-columns-repeated="1016"/>
        </table:table-row>
        <table:table-row table:style-name="ro2">
          <table:table-cell office:value-type="float" office:value="1226" calcext:value-type="float">
            <text:p>12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4362" calcext:value-type="float">
            <text:p>14 362 <text:s text:c="2"/></text:p>
          </table:table-cell>
          <table:table-cell table:number-columns-repeated="1016"/>
        </table:table-row>
        <table:table-row table:style-name="ro2">
          <table:table-cell office:value-type="float" office:value="1227" calcext:value-type="float">
            <text:p>12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44211" calcext:value-type="float">
            <text:p>44 211 <text:s text:c="2"/></text:p>
          </table:table-cell>
          <table:table-cell table:number-columns-repeated="1016"/>
        </table:table-row>
        <table:table-row table:style-name="ro2">
          <table:table-cell office:value-type="float" office:value="1228" calcext:value-type="float">
            <text:p>12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620" calcext:value-type="float">
            <text:p>3 620 <text:s text:c="2"/></text:p>
          </table:table-cell>
          <table:table-cell table:number-columns-repeated="1016"/>
        </table:table-row>
        <table:table-row table:style-name="ro2">
          <table:table-cell office:value-type="float" office:value="1229" calcext:value-type="float">
            <text:p>12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2683" calcext:value-type="float">
            <text:p>12 683 <text:s text:c="2"/></text:p>
          </table:table-cell>
          <table:table-cell table:number-columns-repeated="1016"/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520" calcext:value-type="float">
            <text:p>2 520 <text:s text:c="2"/></text:p>
          </table:table-cell>
          <table:table-cell table:number-columns-repeated="1016"/>
        </table:table-row>
        <table:table-row table:style-name="ro2">
          <table:table-cell office:value-type="float" office:value="1232" calcext:value-type="float">
            <text:p>12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88514" calcext:value-type="float">
            <text:p>188 514 <text:s text:c="2"/></text:p>
          </table:table-cell>
          <table:table-cell table:number-columns-repeated="1016"/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4230" calcext:value-type="float">
            <text:p>24 230 <text:s text:c="2"/></text:p>
          </table:table-cell>
          <table:table-cell table:number-columns-repeated="1016"/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2285" calcext:value-type="float">
            <text:p>12 285 <text:s text:c="2"/></text:p>
          </table:table-cell>
          <table:table-cell table:number-columns-repeated="1016"/>
        </table:table-row>
        <table:table-row table:style-name="ro2">
          <table:table-cell office:value-type="float" office:value="1236" calcext:value-type="float">
            <text:p>12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498" calcext:value-type="float">
            <text:p>4 498 <text:s text:c="2"/></text:p>
          </table:table-cell>
          <table:table-cell table:number-columns-repeated="1016"/>
        </table:table-row>
        <table:table-row table:style-name="ro2">
          <table:table-cell office:value-type="float" office:value="1237" calcext:value-type="float">
            <text:p>12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22455" calcext:value-type="float">
            <text:p>22 455 <text:s text:c="2"/></text:p>
          </table:table-cell>
          <table:table-cell table:number-columns-repeated="1016"/>
        </table:table-row>
        <table:table-row table:style-name="ro2">
          <table:table-cell office:value-type="float" office:value="1238" calcext:value-type="float">
            <text:p>12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5817" calcext:value-type="float">
            <text:p>305 817 <text:s text:c="2"/></text:p>
          </table:table-cell>
          <table:table-cell table:number-columns-repeated="1016"/>
        </table:table-row>
        <table:table-row table:style-name="ro2">
          <table:table-cell office:value-type="float" office:value="1239" calcext:value-type="float">
            <text:p>12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08373" calcext:value-type="float">
            <text:p>108 373 <text:s text:c="2"/></text:p>
          </table:table-cell>
          <table:table-cell table:number-columns-repeated="1016"/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669071" calcext:value-type="float">
            <text:p>669 071 <text:s text:c="2"/></text:p>
          </table:table-cell>
          <table:table-cell table:number-columns-repeated="1016"/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4100" calcext:value-type="float">
            <text:p>24 100 <text:s text:c="2"/></text:p>
          </table:table-cell>
          <table:table-cell table:number-columns-repeated="1016"/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26765" calcext:value-type="float">
            <text:p>126 765 <text:s text:c="2"/></text:p>
          </table:table-cell>
          <table:table-cell table:number-columns-repeated="1016"/>
        </table:table-row>
        <table:table-row table:style-name="ro2">
          <table:table-cell office:value-type="float" office:value="1243" calcext:value-type="float">
            <text:p>12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56423" calcext:value-type="float">
            <text:p>56 423 <text:s text:c="2"/></text:p>
          </table:table-cell>
          <table:table-cell table:number-columns-repeated="1016"/>
        </table:table-row>
        <table:table-row table:style-name="ro2">
          <table:table-cell office:value-type="float" office:value="1244" calcext:value-type="float">
            <text:p>12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40" calcext:value-type="float">
            <text:p>640 <text:s text:c="2"/></text:p>
          </table:table-cell>
          <table:table-cell table:number-columns-repeated="1016"/>
        </table:table-row>
        <table:table-row table:style-name="ro2">
          <table:table-cell office:value-type="float" office:value="1245" calcext:value-type="float">
            <text:p>12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54585" calcext:value-type="float">
            <text:p>54 585 <text:s text:c="2"/></text:p>
          </table:table-cell>
          <table:table-cell table:number-columns-repeated="1016"/>
        </table:table-row>
        <table:table-row table:style-name="ro2">
          <table:table-cell office:value-type="float" office:value="1246" calcext:value-type="float">
            <text:p>12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8265" calcext:value-type="float">
            <text:p>48 265 <text:s text:c="2"/></text:p>
          </table:table-cell>
          <table:table-cell table:number-columns-repeated="1016"/>
        </table:table-row>
        <table:table-row table:style-name="ro2">
          <table:table-cell office:value-type="float" office:value="1247" calcext:value-type="float">
            <text:p>12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59364" calcext:value-type="float">
            <text:p>159 364 <text:s text:c="2"/></text:p>
          </table:table-cell>
          <table:table-cell table:number-columns-repeated="1016"/>
        </table:table-row>
        <table:table-row table:style-name="ro2">
          <table:table-cell office:value-type="float" office:value="1248" calcext:value-type="float">
            <text:p>12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1698827" calcext:value-type="float">
            <text:p>11 698 827 <text:s text:c="2"/></text:p>
          </table:table-cell>
          <table:table-cell table:number-columns-repeated="1016"/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8666" calcext:value-type="float">
            <text:p>8 666 <text:s text:c="2"/></text:p>
          </table:table-cell>
          <table:table-cell table:number-columns-repeated="1016"/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240" calcext:value-type="float">
            <text:p>1 240 <text:s text:c="2"/></text:p>
          </table:table-cell>
          <table:table-cell table:number-columns-repeated="1016"/>
        </table:table-row>
        <table:table-row table:style-name="ro2">
          <table:table-cell office:value-type="float" office:value="1251" calcext:value-type="float">
            <text:p>12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6010" calcext:value-type="float">
            <text:p>46 010 <text:s text:c="2"/></text:p>
          </table:table-cell>
          <table:table-cell table:number-columns-repeated="1016"/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9050" calcext:value-type="float">
            <text:p>9 050 <text:s text:c="2"/></text:p>
          </table:table-cell>
          <table:table-cell table:number-columns-repeated="1016"/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8441" calcext:value-type="float">
            <text:p>8 441 <text:s text:c="2"/></text:p>
          </table:table-cell>
          <table:table-cell table:number-columns-repeated="1016"/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9044" calcext:value-type="float">
            <text:p>59 044 <text:s text:c="2"/></text:p>
          </table:table-cell>
          <table:table-cell table:number-columns-repeated="1016"/>
        </table:table-row>
        <table:table-row table:style-name="ro2">
          <table:table-cell office:value-type="float" office:value="1255" calcext:value-type="float">
            <text:p>12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4801" calcext:value-type="float">
            <text:p>14 801 <text:s text:c="2"/></text:p>
          </table:table-cell>
          <table:table-cell table:number-columns-repeated="1016"/>
        </table:table-row>
        <table:table-row table:style-name="ro2">
          <table:table-cell office:value-type="float" office:value="1256" calcext:value-type="float">
            <text:p>12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472794" calcext:value-type="float">
            <text:p>472 794 <text:s text:c="2"/></text:p>
          </table:table-cell>
          <table:table-cell table:number-columns-repeated="1016"/>
        </table:table-row>
        <table:table-row table:style-name="ro2">
          <table:table-cell office:value-type="float" office:value="1257" calcext:value-type="float">
            <text:p>12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9329" calcext:value-type="float">
            <text:p>9 329 <text:s text:c="2"/></text:p>
          </table:table-cell>
          <table:table-cell table:number-columns-repeated="1016"/>
        </table:table-row>
        <table:table-row table:style-name="ro2">
          <table:table-cell office:value-type="float" office:value="1258" calcext:value-type="float">
            <text:p>12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64951" calcext:value-type="float">
            <text:p>264 951 <text:s text:c="2"/></text:p>
          </table:table-cell>
          <table:table-cell table:number-columns-repeated="1016"/>
        </table:table-row>
        <table:table-row table:style-name="ro2">
          <table:table-cell office:value-type="float" office:value="1259" calcext:value-type="float">
            <text:p>12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9045" calcext:value-type="float">
            <text:p>9 045 <text:s text:c="2"/></text:p>
          </table:table-cell>
          <table:table-cell table:number-columns-repeated="1016"/>
        </table:table-row>
        <table:table-row table:style-name="ro2">
          <table:table-cell office:value-type="float" office:value="1260" calcext:value-type="float">
            <text:p>12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>
          <table:table-cell office:value-type="float" office:value="1261" calcext:value-type="float">
            <text:p>12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257" calcext:value-type="float">
            <text:p>1 257 <text:s text:c="2"/></text:p>
          </table:table-cell>
          <table:table-cell table:number-columns-repeated="1016"/>
        </table:table-row>
        <table:table-row table:style-name="ro2">
          <table:table-cell office:value-type="float" office:value="1262" calcext:value-type="float">
            <text:p>12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54554" calcext:value-type="float">
            <text:p>354 554 <text:s text:c="2"/></text:p>
          </table:table-cell>
          <table:table-cell table:number-columns-repeated="1016"/>
        </table:table-row>
        <table:table-row table:style-name="ro2">
          <table:table-cell office:value-type="float" office:value="1263" calcext:value-type="float">
            <text:p>12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19960" calcext:value-type="float">
            <text:p>219 960 <text:s text:c="2"/></text:p>
          </table:table-cell>
          <table:table-cell table:number-columns-repeated="1016"/>
        </table:table-row>
        <table:table-row table:style-name="ro2">
          <table:table-cell office:value-type="float" office:value="1264" calcext:value-type="float">
            <text:p>12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2063150" calcext:value-type="float">
            <text:p>12 063 150 <text:s text:c="2"/></text:p>
          </table:table-cell>
          <table:table-cell table:number-columns-repeated="1016"/>
        </table:table-row>
        <table:table-row table:style-name="ro2">
          <table:table-cell office:value-type="float" office:value="1265" calcext:value-type="float">
            <text:p>12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3235" calcext:value-type="float">
            <text:p>33 235 <text:s text:c="2"/></text:p>
          </table:table-cell>
          <table:table-cell table:number-columns-repeated="1016"/>
        </table:table-row>
        <table:table-row table:style-name="ro2">
          <table:table-cell office:value-type="float" office:value="1266" calcext:value-type="float">
            <text:p>12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267" calcext:value-type="float">
            <text:p>12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94560" calcext:value-type="float">
            <text:p>94 560 <text:s text:c="2"/></text:p>
          </table:table-cell>
          <table:table-cell table:number-columns-repeated="1016"/>
        </table:table-row>
        <table:table-row table:style-name="ro2">
          <table:table-cell office:value-type="float" office:value="1268" calcext:value-type="float">
            <text:p>12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5953" calcext:value-type="float">
            <text:p>15 953 <text:s text:c="2"/></text:p>
          </table:table-cell>
          <table:table-cell table:number-columns-repeated="1016"/>
        </table:table-row>
        <table:table-row table:style-name="ro2">
          <table:table-cell office:value-type="float" office:value="1269" calcext:value-type="float">
            <text:p>12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58977" calcext:value-type="float">
            <text:p>58 977 <text:s text:c="2"/></text:p>
          </table:table-cell>
          <table:table-cell table:number-columns-repeated="1016"/>
        </table:table-row>
        <table:table-row table:style-name="ro2">
          <table:table-cell office:value-type="float" office:value="1270" calcext:value-type="float">
            <text:p>12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3976" calcext:value-type="float">
            <text:p>13 976 <text:s text:c="2"/></text:p>
          </table:table-cell>
          <table:table-cell table:number-columns-repeated="1016"/>
        </table:table-row>
        <table:table-row table:style-name="ro2">
          <table:table-cell office:value-type="float" office:value="1271" calcext:value-type="float">
            <text:p>12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67713" calcext:value-type="float">
            <text:p>267 713 <text:s text:c="2"/></text:p>
          </table:table-cell>
          <table:table-cell table:number-columns-repeated="1016"/>
        </table:table-row>
        <table:table-row table:style-name="ro2">
          <table:table-cell office:value-type="float" office:value="1272" calcext:value-type="float">
            <text:p>12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37367" calcext:value-type="float">
            <text:p>37 367 <text:s text:c="2"/></text:p>
          </table:table-cell>
          <table:table-cell table:number-columns-repeated="1016"/>
        </table:table-row>
        <table:table-row table:style-name="ro2">
          <table:table-cell office:value-type="float" office:value="1273" calcext:value-type="float">
            <text:p>12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37592" calcext:value-type="float">
            <text:p>37 592 <text:s text:c="2"/></text:p>
          </table:table-cell>
          <table:table-cell table:number-columns-repeated="1016"/>
        </table:table-row>
        <table:table-row table:style-name="ro2">
          <table:table-cell office:value-type="float" office:value="1274" calcext:value-type="float">
            <text:p>12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0792" calcext:value-type="float">
            <text:p>30 792 <text:s text:c="2"/></text:p>
          </table:table-cell>
          <table:table-cell table:number-columns-repeated="1016"/>
        </table:table-row>
        <table:table-row table:style-name="ro2">
          <table:table-cell office:value-type="float" office:value="1275" calcext:value-type="float">
            <text:p>12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0100" calcext:value-type="float">
            <text:p>20 100 <text:s text:c="2"/></text:p>
          </table:table-cell>
          <table:table-cell table:number-columns-repeated="1016"/>
        </table:table-row>
        <table:table-row table:style-name="ro2">
          <table:table-cell office:value-type="float" office:value="1276" calcext:value-type="float">
            <text:p>12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6249" calcext:value-type="float">
            <text:p>26 249 <text:s text:c="2"/></text:p>
          </table:table-cell>
          <table:table-cell table:number-columns-repeated="1016"/>
        </table:table-row>
        <table:table-row table:style-name="ro2">
          <table:table-cell office:value-type="float" office:value="1277" calcext:value-type="float">
            <text:p>12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646" calcext:value-type="float">
            <text:p>2 646 <text:s text:c="2"/></text:p>
          </table:table-cell>
          <table:table-cell table:number-columns-repeated="1016"/>
        </table:table-row>
        <table:table-row table:style-name="ro2">
          <table:table-cell office:value-type="float" office:value="1278" calcext:value-type="float">
            <text:p>12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063" calcext:value-type="float">
            <text:p>30 063 <text:s text:c="2"/></text:p>
          </table:table-cell>
          <table:table-cell table:number-columns-repeated="1016"/>
        </table:table-row>
        <table:table-row table:style-name="ro2">
          <table:table-cell office:value-type="float" office:value="1279" calcext:value-type="float">
            <text:p>12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40688" calcext:value-type="float">
            <text:p>40 688 <text:s text:c="2"/></text:p>
          </table:table-cell>
          <table:table-cell table:number-columns-repeated="1016"/>
        </table:table-row>
        <table:table-row table:style-name="ro2">
          <table:table-cell office:value-type="float" office:value="1280" calcext:value-type="float">
            <text:p>12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376000" calcext:value-type="float">
            <text:p>376 000 <text:s text:c="2"/></text:p>
          </table:table-cell>
          <table:table-cell table:number-columns-repeated="1016"/>
        </table:table-row>
        <table:table-row table:style-name="ro2">
          <table:table-cell office:value-type="float" office:value="1281" calcext:value-type="float">
            <text:p>12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687" calcext:value-type="float">
            <text:p>687 <text:s text:c="2"/></text:p>
          </table:table-cell>
          <table:table-cell table:number-columns-repeated="1016"/>
        </table:table-row>
        <table:table-row table:style-name="ro2">
          <table:table-cell office:value-type="float" office:value="1282" calcext:value-type="float">
            <text:p>12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9090" calcext:value-type="float">
            <text:p>9 090 <text:s text:c="2"/></text:p>
          </table:table-cell>
          <table:table-cell table:number-columns-repeated="1016"/>
        </table:table-row>
        <table:table-row table:style-name="ro2">
          <table:table-cell office:value-type="float" office:value="1283" calcext:value-type="float">
            <text:p>12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570" calcext:value-type="float">
            <text:p>8 570 <text:s text:c="2"/></text:p>
          </table:table-cell>
          <table:table-cell table:number-columns-repeated="1016"/>
        </table:table-row>
        <table:table-row table:style-name="ro2">
          <table:table-cell office:value-type="float" office:value="1284" calcext:value-type="float">
            <text:p>12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6350" calcext:value-type="float">
            <text:p>16 350 <text:s text:c="2"/></text:p>
          </table:table-cell>
          <table:table-cell table:number-columns-repeated="1016"/>
        </table:table-row>
        <table:table-row table:style-name="ro2">
          <table:table-cell office:value-type="float" office:value="1285" calcext:value-type="float">
            <text:p>12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4665" calcext:value-type="float">
            <text:p>24 665 <text:s text:c="2"/></text:p>
          </table:table-cell>
          <table:table-cell table:number-columns-repeated="1016"/>
        </table:table-row>
        <table:table-row table:style-name="ro2">
          <table:table-cell office:value-type="float" office:value="1286" calcext:value-type="float">
            <text:p>12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098" calcext:value-type="float">
            <text:p>2 098 <text:s text:c="2"/></text:p>
          </table:table-cell>
          <table:table-cell table:number-columns-repeated="1016"/>
        </table:table-row>
        <table:table-row table:style-name="ro2"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90071" calcext:value-type="float">
            <text:p>90 071 <text:s text:c="2"/></text:p>
          </table:table-cell>
          <table:table-cell table:number-columns-repeated="1016"/>
        </table:table-row>
        <table:table-row table:style-name="ro2">
          <table:table-cell office:value-type="float" office:value="1289" calcext:value-type="float">
            <text:p>12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56" calcext:value-type="float">
            <text:p>356 <text:s text:c="2"/></text:p>
          </table:table-cell>
          <table:table-cell table:number-columns-repeated="1016"/>
        </table:table-row>
        <table:table-row table:style-name="ro2">
          <table:table-cell office:value-type="float" office:value="1290" calcext:value-type="float">
            <text:p>12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11367" calcext:value-type="float">
            <text:p>111 367 <text:s text:c="2"/></text:p>
          </table:table-cell>
          <table:table-cell table:number-columns-repeated="1016"/>
        </table:table-row>
        <table:table-row table:style-name="ro2">
          <table:table-cell office:value-type="float" office:value="1291" calcext:value-type="float">
            <text:p>12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72704" calcext:value-type="float">
            <text:p>72 704 <text:s text:c="2"/></text:p>
          </table:table-cell>
          <table:table-cell table:number-columns-repeated="1016"/>
        </table:table-row>
        <table:table-row table:style-name="ro2">
          <table:table-cell office:value-type="float" office:value="1292" calcext:value-type="float">
            <text:p>12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4444" calcext:value-type="float">
            <text:p>4 444 <text:s text:c="2"/></text:p>
          </table:table-cell>
          <table:table-cell table:number-columns-repeated="1016"/>
        </table:table-row>
        <table:table-row table:style-name="ro2">
          <table:table-cell office:value-type="float" office:value="1293" calcext:value-type="float">
            <text:p>12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5550" calcext:value-type="float">
            <text:p>5 550 <text:s text:c="2"/></text:p>
          </table:table-cell>
          <table:table-cell table:number-columns-repeated="1016"/>
        </table:table-row>
        <table:table-row table:style-name="ro2">
          <table:table-cell office:value-type="float" office:value="1294" calcext:value-type="float">
            <text:p>12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295" calcext:value-type="float">
            <text:p>12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384" calcext:value-type="float">
            <text:p>1 384 <text:s text:c="2"/></text:p>
          </table:table-cell>
          <table:table-cell table:number-columns-repeated="1016"/>
        </table:table-row>
        <table:table-row table:style-name="ro2">
          <table:table-cell office:value-type="float" office:value="1296" calcext:value-type="float">
            <text:p>12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560" calcext:value-type="float">
            <text:p>1 560 <text:s text:c="2"/></text:p>
          </table:table-cell>
          <table:table-cell table:number-columns-repeated="1016"/>
        </table:table-row>
        <table:table-row table:style-name="ro2">
          <table:table-cell office:value-type="float" office:value="1297" calcext:value-type="float">
            <text:p>12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392" calcext:value-type="float">
            <text:p>3 392 <text:s text:c="2"/></text:p>
          </table:table-cell>
          <table:table-cell table:number-columns-repeated="1016"/>
        </table:table-row>
        <table:table-row table:style-name="ro2">
          <table:table-cell office:value-type="float" office:value="1298" calcext:value-type="float">
            <text:p>12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742" calcext:value-type="float">
            <text:p>1 742 <text:s text:c="2"/></text:p>
          </table:table-cell>
          <table:table-cell table:number-columns-repeated="1016"/>
        </table:table-row>
        <table:table-row table:style-name="ro2">
          <table:table-cell office:value-type="float" office:value="1299" calcext:value-type="float">
            <text:p>12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1301" calcext:value-type="float">
            <text:p>13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920" calcext:value-type="float">
            <text:p>1 920 <text:s text:c="2"/></text:p>
          </table:table-cell>
          <table:table-cell table:number-columns-repeated="1016"/>
        </table:table-row>
        <table:table-row table:style-name="ro2">
          <table:table-cell office:value-type="float" office:value="1302" calcext:value-type="float">
            <text:p>13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0990" calcext:value-type="float">
            <text:p>10 990 <text:s text:c="2"/></text:p>
          </table:table-cell>
          <table:table-cell table:number-columns-repeated="1016"/>
        </table:table-row>
        <table:table-row table:style-name="ro2">
          <table:table-cell office:value-type="float" office:value="1303" calcext:value-type="float">
            <text:p>13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750" calcext:value-type="float">
            <text:p>1 750 <text:s text:c="2"/></text:p>
          </table:table-cell>
          <table:table-cell table:number-columns-repeated="1016"/>
        </table:table-row>
        <table:table-row table:style-name="ro2">
          <table:table-cell office:value-type="float" office:value="1304" calcext:value-type="float">
            <text:p>13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344" calcext:value-type="float">
            <text:p>1 344 <text:s text:c="2"/></text:p>
          </table:table-cell>
          <table:table-cell table:number-columns-repeated="1016"/>
        </table:table-row>
        <table:table-row table:style-name="ro2">
          <table:table-cell office:value-type="float" office:value="1305" calcext:value-type="float">
            <text:p>13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650" calcext:value-type="float">
            <text:p>3 650 <text:s text:c="2"/></text:p>
          </table:table-cell>
          <table:table-cell table:number-columns-repeated="1016"/>
        </table:table-row>
        <table:table-row table:style-name="ro2">
          <table:table-cell office:value-type="float" office:value="1306" calcext:value-type="float">
            <text:p>13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084" calcext:value-type="float">
            <text:p>3 084 <text:s text:c="2"/></text:p>
          </table:table-cell>
          <table:table-cell table:number-columns-repeated="1016"/>
        </table:table-row>
        <table:table-row table:style-name="ro2">
          <table:table-cell office:value-type="float" office:value="1307" calcext:value-type="float">
            <text:p>13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255" calcext:value-type="float">
            <text:p>2 255 <text:s text:c="2"/></text:p>
          </table:table-cell>
          <table:table-cell table:number-columns-repeated="1016"/>
        </table:table-row>
        <table:table-row table:style-name="ro2">
          <table:table-cell office:value-type="float" office:value="1308" calcext:value-type="float">
            <text:p>13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72420" calcext:value-type="float">
            <text:p>72 420 <text:s text:c="2"/></text:p>
          </table:table-cell>
          <table:table-cell table:number-columns-repeated="1016"/>
        </table:table-row>
        <table:table-row table:style-name="ro2">
          <table:table-cell office:value-type="float" office:value="1309" calcext:value-type="float">
            <text:p>13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871" calcext:value-type="float">
            <text:p>2 871 <text:s text:c="2"/></text:p>
          </table:table-cell>
          <table:table-cell table:number-columns-repeated="1016"/>
        </table:table-row>
        <table:table-row table:style-name="ro2">
          <table:table-cell office:value-type="float" office:value="1310" calcext:value-type="float">
            <text:p>13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311" calcext:value-type="float">
            <text:p>13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2045" calcext:value-type="float">
            <text:p>12 045 <text:s text:c="2"/></text:p>
          </table:table-cell>
          <table:table-cell table:number-columns-repeated="1016"/>
        </table:table-row>
        <table:table-row table:style-name="ro2">
          <table:table-cell office:value-type="float" office:value="1312" calcext:value-type="float">
            <text:p>13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7186" calcext:value-type="float">
            <text:p>7 186 <text:s text:c="2"/></text:p>
          </table:table-cell>
          <table:table-cell table:number-columns-repeated="1016"/>
        </table:table-row>
        <table:table-row table:style-name="ro2">
          <table:table-cell office:value-type="float" office:value="1313" calcext:value-type="float">
            <text:p>13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7651" calcext:value-type="float">
            <text:p>17 651 <text:s text:c="2"/></text:p>
          </table:table-cell>
          <table:table-cell table:number-columns-repeated="1016"/>
        </table:table-row>
        <table:table-row table:style-name="ro2">
          <table:table-cell office:value-type="float" office:value="1314" calcext:value-type="float">
            <text:p>13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4445" calcext:value-type="float">
            <text:p>4 445 <text:s text:c="2"/></text:p>
          </table:table-cell>
          <table:table-cell table:number-columns-repeated="1016"/>
        </table:table-row>
        <table:table-row table:style-name="ro2">
          <table:table-cell office:value-type="float" office:value="1315" calcext:value-type="float">
            <text:p>13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580" calcext:value-type="float">
            <text:p>1 580 <text:s text:c="2"/></text:p>
          </table:table-cell>
          <table:table-cell table:number-columns-repeated="1016"/>
        </table:table-row>
        <table:table-row table:style-name="ro2">
          <table:table-cell office:value-type="float" office:value="1316" calcext:value-type="float">
            <text:p>13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942" calcext:value-type="float">
            <text:p>3 942 <text:s text:c="2"/></text:p>
          </table:table-cell>
          <table:table-cell table:number-columns-repeated="1016"/>
        </table:table-row>
        <table:table-row table:style-name="ro2">
          <table:table-cell office:value-type="float" office:value="1317" calcext:value-type="float">
            <text:p>13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650" calcext:value-type="float">
            <text:p>2 650 <text:s text:c="2"/></text:p>
          </table:table-cell>
          <table:table-cell table:number-columns-repeated="1016"/>
        </table:table-row>
        <table:table-row table:style-name="ro2">
          <table:table-cell office:value-type="float" office:value="1318" calcext:value-type="float">
            <text:p>13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319" calcext:value-type="float">
            <text:p>13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4058" calcext:value-type="float">
            <text:p>4 058 <text:s text:c="2"/></text:p>
          </table:table-cell>
          <table:table-cell table:number-columns-repeated="1016"/>
        </table:table-row>
        <table:table-row table:style-name="ro2">
          <table:table-cell office:value-type="float" office:value="1320" calcext:value-type="float">
            <text:p>13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1321" calcext:value-type="float">
            <text:p>13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620" calcext:value-type="float">
            <text:p>4 620 <text:s text:c="2"/></text:p>
          </table:table-cell>
          <table:table-cell table:number-columns-repeated="1016"/>
        </table:table-row>
        <table:table-row table:style-name="ro2">
          <table:table-cell office:value-type="float" office:value="1322" calcext:value-type="float">
            <text:p>13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740" calcext:value-type="float">
            <text:p>1 740 <text:s text:c="2"/></text:p>
          </table:table-cell>
          <table:table-cell table:number-columns-repeated="1016"/>
        </table:table-row>
        <table:table-row table:style-name="ro2">
          <table:table-cell office:value-type="float" office:value="1323" calcext:value-type="float">
            <text:p>13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40" calcext:value-type="float">
            <text:p>240 <text:s text:c="2"/></text:p>
          </table:table-cell>
          <table:table-cell table:number-columns-repeated="1016"/>
        </table:table-row>
        <table:table-row table:style-name="ro2">
          <table:table-cell office:value-type="float" office:value="1324" calcext:value-type="float">
            <text:p>13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140" calcext:value-type="float">
            <text:p>3 140 <text:s text:c="2"/></text:p>
          </table:table-cell>
          <table:table-cell table:number-columns-repeated="1016"/>
        </table:table-row>
        <table:table-row table:style-name="ro2">
          <table:table-cell office:value-type="float" office:value="1325" calcext:value-type="float">
            <text:p>13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760" calcext:value-type="float">
            <text:p>3 760 <text:s text:c="2"/></text:p>
          </table:table-cell>
          <table:table-cell table:number-columns-repeated="1016"/>
        </table:table-row>
        <table:table-row table:style-name="ro2">
          <table:table-cell office:value-type="float" office:value="1326" calcext:value-type="float">
            <text:p>13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23" calcext:value-type="float">
            <text:p>1 023 <text:s text:c="2"/></text:p>
          </table:table-cell>
          <table:table-cell table:number-columns-repeated="1016"/>
        </table:table-row>
        <table:table-row table:style-name="ro2">
          <table:table-cell office:value-type="float" office:value="1327" calcext:value-type="float">
            <text:p>13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320" calcext:value-type="float">
            <text:p>3 320 <text:s text:c="2"/></text:p>
          </table:table-cell>
          <table:table-cell table:number-columns-repeated="1016"/>
        </table:table-row>
        <table:table-row table:style-name="ro2">
          <table:table-cell office:value-type="float" office:value="1328" calcext:value-type="float">
            <text:p>13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054" calcext:value-type="float">
            <text:p>5 054 <text:s text:c="2"/></text:p>
          </table:table-cell>
          <table:table-cell table:number-columns-repeated="1016"/>
        </table:table-row>
        <table:table-row table:style-name="ro2">
          <table:table-cell office:value-type="float" office:value="1329" calcext:value-type="float">
            <text:p>13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21585" calcext:value-type="float">
            <text:p>121 585 <text:s text:c="2"/></text:p>
          </table:table-cell>
          <table:table-cell table:number-columns-repeated="1016"/>
        </table:table-row>
        <table:table-row table:style-name="ro2">
          <table:table-cell office:value-type="float" office:value="1330" calcext:value-type="float">
            <text:p>13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508" calcext:value-type="float">
            <text:p>1 508 <text:s text:c="2"/></text:p>
          </table:table-cell>
          <table:table-cell table:number-columns-repeated="1016"/>
        </table:table-row>
        <table:table-row table:style-name="ro2">
          <table:table-cell office:value-type="float" office:value="1331" calcext:value-type="float">
            <text:p>13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1332" calcext:value-type="float">
            <text:p>13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1333" calcext:value-type="float">
            <text:p>13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553" calcext:value-type="float">
            <text:p>6 553 <text:s text:c="2"/></text:p>
          </table:table-cell>
          <table:table-cell table:number-columns-repeated="1016"/>
        </table:table-row>
        <table:table-row table:style-name="ro2">
          <table:table-cell office:value-type="float" office:value="1334" calcext:value-type="float">
            <text:p>13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427" calcext:value-type="float">
            <text:p>2 427 <text:s text:c="2"/></text:p>
          </table:table-cell>
          <table:table-cell table:number-columns-repeated="1016"/>
        </table:table-row>
        <table:table-row table:style-name="ro2">
          <table:table-cell office:value-type="float" office:value="1335" calcext:value-type="float">
            <text:p>13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1336" calcext:value-type="float">
            <text:p>13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620" calcext:value-type="float">
            <text:p>1 620 <text:s text:c="2"/></text:p>
          </table:table-cell>
          <table:table-cell table:number-columns-repeated="1016"/>
        </table:table-row>
        <table:table-row table:style-name="ro2">
          <table:table-cell office:value-type="float" office:value="1337" calcext:value-type="float">
            <text:p>13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90" calcext:value-type="float">
            <text:p>90 <text:s text:c="2"/></text:p>
          </table:table-cell>
          <table:table-cell table:number-columns-repeated="1016"/>
        </table:table-row>
        <table:table-row table:style-name="ro2">
          <table:table-cell office:value-type="float" office:value="1338" calcext:value-type="float">
            <text:p>13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42500" calcext:value-type="float">
            <text:p>42 500 <text:s text:c="2"/></text:p>
          </table:table-cell>
          <table:table-cell table:number-columns-repeated="1016"/>
        </table:table-row>
        <table:table-row table:style-name="ro2">
          <table:table-cell office:value-type="float" office:value="1339" calcext:value-type="float">
            <text:p>13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5950" calcext:value-type="float">
            <text:p>5 950 <text:s text:c="2"/></text:p>
          </table:table-cell>
          <table:table-cell table:number-columns-repeated="1016"/>
        </table:table-row>
        <table:table-row table:style-name="ro2">
          <table:table-cell office:value-type="float" office:value="1340" calcext:value-type="float">
            <text:p>13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5225" calcext:value-type="float">
            <text:p>25 225 <text:s text:c="2"/></text:p>
          </table:table-cell>
          <table:table-cell table:number-columns-repeated="1016"/>
        </table:table-row>
        <table:table-row table:style-name="ro2">
          <table:table-cell office:value-type="float" office:value="1341" calcext:value-type="float">
            <text:p>13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0002" calcext:value-type="float">
            <text:p>40 002 <text:s text:c="2"/></text:p>
          </table:table-cell>
          <table:table-cell table:number-columns-repeated="1016"/>
        </table:table-row>
        <table:table-row table:style-name="ro2">
          <table:table-cell office:value-type="float" office:value="1342" calcext:value-type="float">
            <text:p>13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2764" calcext:value-type="float">
            <text:p>2 764 <text:s text:c="2"/></text:p>
          </table:table-cell>
          <table:table-cell table:number-columns-repeated="1016"/>
        </table:table-row>
        <table:table-row table:style-name="ro2">
          <table:table-cell office:value-type="float" office:value="1343" calcext:value-type="float">
            <text:p>13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00279" calcext:value-type="float">
            <text:p>100 279 <text:s text:c="2"/></text:p>
          </table:table-cell>
          <table:table-cell table:number-columns-repeated="1016"/>
        </table:table-row>
        <table:table-row table:style-name="ro2">
          <table:table-cell office:value-type="float" office:value="1344" calcext:value-type="float">
            <text:p>13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8613" calcext:value-type="float">
            <text:p>28 613 <text:s text:c="2"/></text:p>
          </table:table-cell>
          <table:table-cell table:number-columns-repeated="1016"/>
        </table:table-row>
        <table:table-row table:style-name="ro2">
          <table:table-cell office:value-type="float" office:value="1345" calcext:value-type="float">
            <text:p>13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13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2011" calcext:value-type="float">
            <text:p>22 011 <text:s text:c="2"/></text:p>
          </table:table-cell>
          <table:table-cell table:number-columns-repeated="1016"/>
        </table:table-row>
        <table:table-row table:style-name="ro2" table:number-rows-repeated="10461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n 13'.A1:'An 13'.I2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1" number:grouping="true"/>
      <number:text> €</number:text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1" number:grouping="true"/>
      <number:text>   </number:text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integer-digits="1"/>
    </number:number-style>
    <number:number-style style:name="N136">
      <style:text-properties fo:color="#ff0000"/>
      <number:number number:decimal-places="0" number:min-integer-digits="1"/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  </number:text>
    </number:number-style>
    <number:number-style style:name="N139">
      <style:text-properties fo:color="#ff0000"/>
      <number:number number:decimal-places="2" number:min-integer-digits="1" number:grouping="true"/>
      <number:text>   </number:text>
      <style:map style:condition="value()&gt;=0" style:apply-style-name="N139P0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1:50:27.8938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45:19.349731000</meta:creation-date>
    <dc:date>2015-02-05T13:25:05.437366000</dc:date>
    <meta:editing-duration>P0D</meta:editing-duration>
    <meta:editing-cycles>2</meta:editing-cycles>
    <meta:generator>LibreOffice/4.2.8.2$MacOSX_x86 LibreOffice_project/48d50dbfc06349262c9d50868e5c1f630a573ebd</meta:generator>
    <meta:document-statistic meta:table-count="1" meta:cell-count="19545" meta:object-count="0"/>
  </office:meta>
</office:document-meta>
</file>